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column table:style-name="co1" table:default-cell-style-name="ce2"/>
        <table:table-row table:style-name="ro1" table:number-rows-repeated="2">
          <table:table-cell table:number-columns-repeated="19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MMLL</text:p>
          </table:table-cell>
          <table:table-cell/>
          <table:table-cell office:value-type="string" calcext:value-type="string">
            <text:p>mtot</text:p>
          </table:table-cell>
          <table:table-cell office:value-type="string" calcext:value-type="string">
            <text:p>ltot</text:p>
          </table:table-cell>
          <table:table-cell office:value-type="string" calcext:value-type="string">
            <text:p>lbound</text:p>
          </table:table-cell>
          <table:table-cell office:value-type="string" calcext:value-type="string">
            <text:p>lbound/ltot</text:p>
          </table:table-cell>
          <table:table-cell/>
          <table:table-cell office:value-type="string" calcext:value-type="string">
            <text:p>bfrac</text:p>
          </table:table-cell>
          <table:table-cell office:value-type="string" calcext:value-type="string">
            <text:p>mon:dim</text:p>
          </table:table-cell>
          <table:table-cell office:value-type="string" calcext:value-type="string">
            <text:p>mon:dimx2</text:p>
          </table:table-cell>
          <table:table-cell office:value-type="string" calcext:value-type="string">
            <text:p>monfrac</text:p>
          </table:table-cell>
          <table:table-cell office:value-type="string" calcext:value-type="string">
            <text:p>monbfrac</text:p>
          </table:table-cell>
          <table:table-cell office:value-type="string" calcext:value-type="string">
            <text:p>dimbfrac</text:p>
          </table:table-cell>
          <table:table-cell office:value-type="string" calcext:value-type="string">
            <text:p>xcheck1</text:p>
          </table:table-cell>
          <table:table-cell table:style-name="Default" office:value-type="string" calcext:value-type="string">
            <text:p>xcheck2</text:p>
          </table:table-cell>
        </table:table-row>
        <table:table-row table:style-name="ro1">
          <table:table-cell office:value-type="float" office:value="0.00997152240726774" calcext:value-type="float">
            <text:p>0.0099715224</text:p>
          </table:table-cell>
          <table:table-cell office:value-type="float" office:value="0.00069536961285181" calcext:value-type="float">
            <text:p>0.0006953696</text:p>
          </table:table-cell>
          <table:table-cell office:value-type="float" office:value="0.00013684150826779" calcext:value-type="float">
            <text:p>0.0001368415</text:p>
          </table:table-cell>
          <table:table-cell office:value-type="float" office:value="0.000026002101284569" calcext:value-type="float">
            <text:p>2.6002101284569E-05</text:p>
          </table:table-cell>
          <table:table-cell table:style-name="ce1" office:value-type="float" office:value="0.00000246977788034531" calcext:value-type="float">
            <text:p>2.47E-06</text:p>
          </table:table-cell>
          <table:table-cell table:style-name="ce1" office:value-type="float" office:value="0.00000000285678367508127" calcext:value-type="float">
            <text:p>2.86E-09</text:p>
          </table:table-cell>
          <table:table-cell/>
          <table:table-cell table:formula="of:=[.B4]+(2*[.C4])+[.D4]+(2*[.E4])+(2*[.F4])" office:value-type="float" office:value="0.001" calcext:value-type="float">
            <text:p>0.001</text:p>
          </table:table-cell>
          <table:table-cell table:formula="of:=[.A4]+[.D4]+[.E4]+(2*[.F4])" office:value-type="float" office:value="0.01" calcext:value-type="float">
            <text:p>0.01</text:p>
          </table:table-cell>
          <table:table-cell table:formula="of:=[.D4]+[.E4]+(2*[.F4])" office:value-type="float" office:value="0.0000284775927322645" calcext:value-type="float">
            <text:p>2.84775927322645E-05</text:p>
          </table:table-cell>
          <table:table-cell table:formula="of:=([.J4]/[.I4])*100" office:value-type="float" office:value="0.284775927322645" calcext:value-type="float">
            <text:p>0.2847759273</text:p>
          </table:table-cell>
          <table:table-cell/>
          <table:table-cell table:formula="of:=[.J4]/[.H4]" office:value-type="float" office:value="0.0284775927322645" calcext:value-type="float">
            <text:p>0.0284775927</text:p>
          </table:table-cell>
          <table:table-cell table:formula="of:=([.B4]+[.D4])/([.C4]+[.E4]+[.F4])" office:value-type="float" office:value="5.17802212291875" calcext:value-type="float">
            <text:p>5.1780221229</text:p>
          </table:table-cell>
          <table:table-cell table:formula="of:=([.B4]+[.D4])/(2*[.C4]+2*[.E4]+2*[.F4])" office:value-type="float" office:value="2.58901106145937" calcext:value-type="float">
            <text:p>2.5890110615</text:p>
          </table:table-cell>
          <table:table-cell table:formula="of:=([.B4]+[.D4])/([.B4]+(2*[.C4])+[.D4]+(2*[.E4])+(2*[.F4]))" office:value-type="float" office:value="0.721371714136379" calcext:value-type="float">
            <text:p>0.7213717141</text:p>
          </table:table-cell>
          <table:table-cell table:formula="of:=[.D4]/([.B4]+[.D4])" office:value-type="float" office:value="0.0360453574419653" calcext:value-type="float">
            <text:p>0.0360453574</text:p>
          </table:table-cell>
          <table:table-cell table:formula="of:=([.E4]+(2*[.F4]))/(2*([.C4]+[.E4]+[.F4]))" office:value-type="float" office:value="0.00888456618832713" calcext:value-type="float">
            <text:p>0.0088845662</text:p>
          </table:table-cell>
          <table:table-cell table:formula="of:=([.P4]*[.Q4])+((1-[.P4])*[.R4])" office:value-type="float" office:value="0.0284775927322645" calcext:value-type="float">
            <text:p>0.0284775927</text:p>
          </table:table-cell>
          <table:table-cell table:formula="of:=[.S4]=[.M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9444927583449" calcext:value-type="float">
            <text:p>0.0199444928</text:p>
          </table:table-cell>
          <table:table-cell office:value-type="float" office:value="0.000678906578048333" calcext:value-type="float">
            <text:p>0.0006789066</text:p>
          </table:table-cell>
          <table:table-cell office:value-type="float" office:value="0.00013043870210493" calcext:value-type="float">
            <text:p>0.0001304387</text:p>
          </table:table-cell>
          <table:table-cell office:value-type="float" office:value="0.0000507766774855421" calcext:value-type="float">
            <text:p>5.07766774855421E-05</text:p>
          </table:table-cell>
          <table:table-cell table:style-name="ce1" office:value-type="float" office:value="0.00000470877608666697" calcext:value-type="float">
            <text:p>4.71E-06</text:p>
          </table:table-cell>
          <table:table-cell table:style-name="ce1" office:value-type="float" office:value="0.0000000108940414650992" calcext:value-type="float">
            <text:p>1.09E-08</text:p>
          </table:table-cell>
          <table:table-cell/>
          <table:table-cell table:formula="of:=[.B5]+(2*[.C5])+[.D5]+(2*[.E5])+(2*[.F5])" office:value-type="float" office:value="0.001" calcext:value-type="float">
            <text:p>0.001</text:p>
          </table:table-cell>
          <table:table-cell table:formula="of:=[.A5]+[.D5]+[.E5]+(2*[.F5])" office:value-type="float" office:value="0.02" calcext:value-type="float">
            <text:p>0.02</text:p>
          </table:table-cell>
          <table:table-cell table:formula="of:=[.D5]+[.E5]+(2*[.F5])" office:value-type="float" office:value="0.0000555072416551393" calcext:value-type="float">
            <text:p>5.55072416551393E-05</text:p>
          </table:table-cell>
          <table:table-cell table:formula="of:=([.J5]/[.I5])*100" office:value-type="float" office:value="0.277536208275696" calcext:value-type="float">
            <text:p>0.2775362083</text:p>
          </table:table-cell>
          <table:table-cell/>
          <table:table-cell table:formula="of:=[.J5]/[.H5]" office:value-type="float" office:value="0.0555072416551393" calcext:value-type="float">
            <text:p>0.0555072417</text:p>
          </table:table-cell>
          <table:table-cell table:formula="of:=([.B5]+[.D5])/([.C5]+[.E5]+[.F5])" office:value-type="float" office:value="5.39872775528575" calcext:value-type="float">
            <text:p>5.3987277553</text:p>
          </table:table-cell>
          <table:table-cell table:formula="of:=([.B5]+[.D5])/(2*[.C5]+2*[.E5]+2*[.F5])" office:value-type="float" office:value="2.69936387764287" calcext:value-type="float">
            <text:p>2.6993638776</text:p>
          </table:table-cell>
          <table:table-cell table:formula="of:=([.B5]+[.D5])/([.B5]+(2*[.C5])+[.D5]+(2*[.E5])+(2*[.F5]))" office:value-type="float" office:value="0.729683255533876" calcext:value-type="float">
            <text:p>0.7296832555</text:p>
          </table:table-cell>
          <table:table-cell table:formula="of:=[.D5]/([.B5]+[.D5])" office:value-type="float" office:value="0.0695872861278572" calcext:value-type="float">
            <text:p>0.0695872861</text:p>
          </table:table-cell>
          <table:table-cell table:formula="of:=([.E5]+(2*[.F5]))/(2*([.C5]+[.E5]+[.F5]))" office:value-type="float" office:value="0.0175000782098794" calcext:value-type="float">
            <text:p>0.0175000782</text:p>
          </table:table-cell>
          <table:table-cell table:formula="of:=([.P5]*[.Q5])+((1-[.P5])*[.R5])" office:value-type="float" office:value="0.0555072416551393" calcext:value-type="float">
            <text:p>0.0555072417</text:p>
          </table:table-cell>
          <table:table-cell table:formula="of:=[.S5]=[.M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9188102654752" calcext:value-type="float">
            <text:p>0.0299188103</text:p>
          </table:table-cell>
          <table:table-cell office:value-type="float" office:value="0.000663156798721061" calcext:value-type="float">
            <text:p>0.0006631568</text:p>
          </table:table-cell>
          <table:table-cell office:value-type="float" office:value="0.000124456873931446" calcext:value-type="float">
            <text:p>0.0001244569</text:p>
          </table:table-cell>
          <table:table-cell office:value-type="float" office:value="0.0000744032341394836" calcext:value-type="float">
            <text:p>7.44032341394836E-05</text:p>
          </table:table-cell>
          <table:table-cell table:style-name="ce1" office:value-type="float" office:value="0.00000673971889127444" calcext:value-type="float">
            <text:p>6.74E-06</text:p>
          </table:table-cell>
          <table:table-cell table:style-name="ce1" office:value-type="float" office:value="0.0000000233907470070793" calcext:value-type="float">
            <text:p>2.34E-08</text:p>
          </table:table-cell>
          <table:table-cell/>
          <table:table-cell table:formula="of:=[.B6]+(2*[.C6])+[.D6]+(2*[.E6])+(2*[.F6])" office:value-type="float" office:value="0.001" calcext:value-type="float">
            <text:p>0.001</text:p>
          </table:table-cell>
          <table:table-cell table:formula="of:=[.A6]+[.D6]+[.E6]+(2*[.F6])" office:value-type="float" office:value="0.03" calcext:value-type="float">
            <text:p>0.03</text:p>
          </table:table-cell>
          <table:table-cell table:formula="of:=[.D6]+[.E6]+(2*[.F6])" office:value-type="float" office:value="0.0000811897345247722" calcext:value-type="float">
            <text:p>8.11897345247722E-05</text:p>
          </table:table-cell>
          <table:table-cell table:formula="of:=([.J6]/[.I6])*100" office:value-type="float" office:value="0.270632448415908" calcext:value-type="float">
            <text:p>0.2706324484</text:p>
          </table:table-cell>
          <table:table-cell/>
          <table:table-cell table:formula="of:=[.J6]/[.H6]" office:value-type="float" office:value="0.0811897345247722" calcext:value-type="float">
            <text:p>0.0811897345</text:p>
          </table:table-cell>
          <table:table-cell table:formula="of:=([.B6]+[.D6])/([.C6]+[.E6]+[.F6])" office:value-type="float" office:value="5.62079046800536" calcext:value-type="float">
            <text:p>5.620790468</text:p>
          </table:table-cell>
          <table:table-cell table:formula="of:=([.B6]+[.D6])/(2*[.C6]+2*[.E6]+2*[.F6])" office:value-type="float" office:value="2.81039523400268" calcext:value-type="float">
            <text:p>2.810395234</text:p>
          </table:table-cell>
          <table:table-cell table:formula="of:=([.B6]+[.D6])/([.B6]+(2*[.C6])+[.D6]+(2*[.E6])+(2*[.F6]))" office:value-type="float" office:value="0.737560032860545" calcext:value-type="float">
            <text:p>0.7375600329</text:p>
          </table:table-cell>
          <table:table-cell table:formula="of:=[.D6]/([.B6]+[.D6])" office:value-type="float" office:value="0.100877529725843" calcext:value-type="float">
            <text:p>0.1008775297</text:p>
          </table:table-cell>
          <table:table-cell table:formula="of:=([.E6]+(2*[.F6]))/(2*([.C6]+[.E6]+[.F6]))" office:value-type="float" office:value="0.025859248723661" calcext:value-type="float">
            <text:p>0.0258592487</text:p>
          </table:table-cell>
          <table:table-cell table:formula="of:=([.P6]*[.Q6])+((1-[.P6])*[.R6])" office:value-type="float" office:value="0.0811897345247722" calcext:value-type="float">
            <text:p>0.0811897345</text:p>
          </table:table-cell>
          <table:table-cell table:formula="of:=[.S6]=[.M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8711259787517" calcext:value-type="float">
            <text:p>0.049871126</text:p>
          </table:table-cell>
          <table:table-cell office:value-type="float" office:value="0.000633628953805244" calcext:value-type="float">
            <text:p>0.000633629</text:p>
          </table:table-cell>
          <table:table-cell office:value-type="float" office:value="0.000113620439260917" calcext:value-type="float">
            <text:p>0.0001136204</text:p>
          </table:table-cell>
          <table:table-cell office:value-type="float" office:value="0.000118499210171273" calcext:value-type="float">
            <text:p>0.0001184992</text:p>
          </table:table-cell>
          <table:table-cell office:value-type="float" office:value="0.0000102561464246577" calcext:value-type="float">
            <text:p>1.02561464246577E-05</text:p>
          </table:table-cell>
          <table:table-cell table:style-name="ce1" office:value-type="float" office:value="0.0000000593323261664739" calcext:value-type="float">
            <text:p>5.93E-08</text:p>
          </table:table-cell>
          <table:table-cell/>
          <table:table-cell table:formula="of:=[.B7]+(2*[.C7])+[.D7]+(2*[.E7])+(2*[.F7])" office:value-type="float" office:value="0.001" calcext:value-type="float">
            <text:p>0.001</text:p>
          </table:table-cell>
          <table:table-cell table:formula="of:=[.A7]+[.D7]+[.E7]+(2*[.F7])" office:value-type="float" office:value="0.05" calcext:value-type="float">
            <text:p>0.05</text:p>
          </table:table-cell>
          <table:table-cell table:formula="of:=[.D7]+[.E7]+(2*[.F7])" office:value-type="float" office:value="0.000128874021248264" calcext:value-type="float">
            <text:p>0.000128874</text:p>
          </table:table-cell>
          <table:table-cell table:formula="of:=([.J7]/[.I7])*100" office:value-type="float" office:value="0.257748042496528" calcext:value-type="float">
            <text:p>0.2577480425</text:p>
          </table:table-cell>
          <table:table-cell/>
          <table:table-cell table:formula="of:=[.J7]/[.H7]" office:value-type="float" office:value="0.128874021248264" calcext:value-type="float">
            <text:p>0.1288740212</text:p>
          </table:table-cell>
          <table:table-cell table:formula="of:=([.B7]+[.D7])/([.C7]+[.E7]+[.F7])" office:value-type="float" office:value="6.06868594708165" calcext:value-type="float">
            <text:p>6.0686859471</text:p>
          </table:table-cell>
          <table:table-cell table:formula="of:=([.B7]+[.D7])/(2*[.C7]+2*[.E7]+2*[.F7])" office:value-type="float" office:value="3.03434297354082" calcext:value-type="float">
            <text:p>3.0343429735</text:p>
          </table:table-cell>
          <table:table-cell table:formula="of:=([.B7]+[.D7])/([.B7]+(2*[.C7])+[.D7]+(2*[.E7])+(2*[.F7]))" office:value-type="float" office:value="0.752128163976517" calcext:value-type="float">
            <text:p>0.752128164</text:p>
          </table:table-cell>
          <table:table-cell table:formula="of:=[.D7]/([.B7]+[.D7])" office:value-type="float" office:value="0.157551885232917" calcext:value-type="float">
            <text:p>0.1575518852</text:p>
          </table:table-cell>
          <table:table-cell table:formula="of:=([.E7]+(2*[.F7]))/(2*([.C7]+[.E7]+[.F7]))" office:value-type="float" office:value="0.0418555461702707" calcext:value-type="float">
            <text:p>0.0418555462</text:p>
          </table:table-cell>
          <table:table-cell table:formula="of:=([.P7]*[.Q7])+((1-[.P7])*[.R7])" office:value-type="float" office:value="0.128874021248264" calcext:value-type="float">
            <text:p>0.1288740212</text:p>
          </table:table-cell>
          <table:table-cell table:formula="of:=[.S7]=[.M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98076372129325" calcext:value-type="float">
            <text:p>0.0798076372</text:p>
          </table:table-cell>
          <table:table-cell office:value-type="float" office:value="0.000593714172755476" calcext:value-type="float">
            <text:p>0.0005937142</text:p>
          </table:table-cell>
          <table:table-cell office:value-type="float" office:value="0.0000997565148571809" calcext:value-type="float">
            <text:p>9.97565148571809E-05</text:p>
          </table:table-cell>
          <table:table-cell office:value-type="float" office:value="0.000177685969902921" calcext:value-type="float">
            <text:p>0.000177686</text:p>
          </table:table-cell>
          <table:table-cell office:value-type="float" office:value="0.0000144100104627007" calcext:value-type="float">
            <text:p>0.00001441</text:p>
          </table:table-cell>
          <table:table-cell table:style-name="ce1" office:value-type="float" office:value="0.000000133403350920048" calcext:value-type="float">
            <text:p>1.33E-07</text:p>
          </table:table-cell>
          <table:table-cell/>
          <table:table-cell table:formula="of:=[.B8]+(2*[.C8])+[.D8]+(2*[.E8])+(2*[.F8])" office:value-type="float" office:value="0.001" calcext:value-type="float">
            <text:p>0.001</text:p>
          </table:table-cell>
          <table:table-cell table:formula="of:=[.A8]+[.D8]+[.E8]+(2*[.F8])" office:value-type="float" office:value="0.08" calcext:value-type="float">
            <text:p>0.08</text:p>
          </table:table-cell>
          <table:table-cell table:formula="of:=[.D8]+[.E8]+(2*[.F8])" office:value-type="float" office:value="0.000192362787067462" calcext:value-type="float">
            <text:p>0.0001923628</text:p>
          </table:table-cell>
          <table:table-cell table:formula="of:=([.J8]/[.I8])*100" office:value-type="float" office:value="0.240453483834327" calcext:value-type="float">
            <text:p>0.2404534838</text:p>
          </table:table-cell>
          <table:table-cell/>
          <table:table-cell table:formula="of:=[.J8]/[.H8]" office:value-type="float" office:value="0.192362787067462" calcext:value-type="float">
            <text:p>0.1923627871</text:p>
          </table:table-cell>
          <table:table-cell table:formula="of:=([.B8]+[.D8])/([.C8]+[.E8]+[.F8])" office:value-type="float" office:value="6.74891184648179" calcext:value-type="float">
            <text:p>6.7489118465</text:p>
          </table:table-cell>
          <table:table-cell table:formula="of:=([.B8]+[.D8])/(2*[.C8]+2*[.E8]+2*[.F8])" office:value-type="float" office:value="3.3744559232409" calcext:value-type="float">
            <text:p>3.3744559232</text:p>
          </table:table-cell>
          <table:table-cell table:formula="of:=([.B8]+[.D8])/([.B8]+(2*[.C8])+[.D8]+(2*[.E8])+(2*[.F8]))" office:value-type="float" office:value="0.771400142658397" calcext:value-type="float">
            <text:p>0.7714001427</text:p>
          </table:table-cell>
          <table:table-cell table:formula="of:=[.D8]/([.B8]+[.D8])" office:value-type="float" office:value="0.230342153283224" calcext:value-type="float">
            <text:p>0.2303421533</text:p>
          </table:table-cell>
          <table:table-cell table:formula="of:=([.E8]+(2*[.F8]))/(2*([.C8]+[.E8]+[.F8]))" office:value-type="float" office:value="0.0642030897797491" calcext:value-type="float">
            <text:p>0.0642030898</text:p>
          </table:table-cell>
          <table:table-cell table:formula="of:=([.P8]*[.Q8])+((1-[.P8])*[.R8])" office:value-type="float" office:value="0.192362787067462" calcext:value-type="float">
            <text:p>0.1923627871</text:p>
          </table:table-cell>
          <table:table-cell table:formula="of:=[.S8]=[.M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97699044475541" calcext:value-type="float">
            <text:p>0.0997699044</text:p>
          </table:table-cell>
          <table:table-cell office:value-type="float" office:value="0.000569651842275602" calcext:value-type="float">
            <text:p>0.0005696518</text:p>
          </table:table-cell>
          <table:table-cell office:value-type="float" office:value="0.000091834411658336" calcext:value-type="float">
            <text:p>9.1834411658336E-05</text:p>
          </table:table-cell>
          <table:table-cell office:value-type="float" office:value="0.000213127912020788" calcext:value-type="float">
            <text:p>0.0002131279</text:p>
          </table:table-cell>
          <table:table-cell office:value-type="float" office:value="0.0000165837819618307" calcext:value-type="float">
            <text:p>1.65837819618307E-05</text:p>
          </table:table-cell>
          <table:table-cell table:style-name="ce1" office:value-type="float" office:value="0.000000191929231638468" calcext:value-type="float">
            <text:p>1.92E-07</text:p>
          </table:table-cell>
          <table:table-cell/>
          <table:table-cell table:formula="of:=[.B9]+(2*[.C9])+[.D9]+(2*[.E9])+(2*[.F9])" office:value-type="float" office:value="0.001" calcext:value-type="float">
            <text:p>0.001</text:p>
          </table:table-cell>
          <table:table-cell table:formula="of:=[.A9]+[.D9]+[.E9]+(2*[.F9])" office:value-type="float" office:value="0.1" calcext:value-type="float">
            <text:p>0.1</text:p>
          </table:table-cell>
          <table:table-cell table:formula="of:=[.D9]+[.E9]+(2*[.F9])" office:value-type="float" office:value="0.000230095552445896" calcext:value-type="float">
            <text:p>0.0002300956</text:p>
          </table:table-cell>
          <table:table-cell table:formula="of:=([.J9]/[.I9])*100" office:value-type="float" office:value="0.230095552445896" calcext:value-type="float">
            <text:p>0.2300955524</text:p>
          </table:table-cell>
          <table:table-cell/>
          <table:table-cell table:formula="of:=[.J9]/[.H9]" office:value-type="float" office:value="0.230095552445896" calcext:value-type="float">
            <text:p>0.2300955524</text:p>
          </table:table-cell>
          <table:table-cell table:formula="of:=([.B9]+[.D9])/([.C9]+[.E9]+[.F9])" office:value-type="float" office:value="7.20724490261802" calcext:value-type="float">
            <text:p>7.2072449026</text:p>
          </table:table-cell>
          <table:table-cell table:formula="of:=([.B9]+[.D9])/(2*[.C9]+2*[.E9]+2*[.F9])" office:value-type="float" office:value="3.60362245130901" calcext:value-type="float">
            <text:p>3.6036224513</text:p>
          </table:table-cell>
          <table:table-cell table:formula="of:=([.B9]+[.D9])/([.B9]+(2*[.C9])+[.D9]+(2*[.E9])+(2*[.F9]))" office:value-type="float" office:value="0.78277975429639" calcext:value-type="float">
            <text:p>0.7827797543</text:p>
          </table:table-cell>
          <table:table-cell table:formula="of:=[.D9]/([.B9]+[.D9])" office:value-type="float" office:value="0.272270598276217" calcext:value-type="float">
            <text:p>0.2722705983</text:p>
          </table:table-cell>
          <table:table-cell table:formula="of:=([.E9]+(2*[.F9]))/(2*([.C9]+[.E9]+[.F9]))" office:value-type="float" office:value="0.0781126104067639" calcext:value-type="float">
            <text:p>0.0781126104</text:p>
          </table:table-cell>
          <table:table-cell table:formula="of:=([.P9]*[.Q9])+((1-[.P9])*[.R9])" office:value-type="float" office:value="0.230095552445896" calcext:value-type="float">
            <text:p>0.2300955524</text:p>
          </table:table-cell>
          <table:table-cell table:formula="of:=[.S9]=[.M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9622163144461" calcext:value-type="float">
            <text:p>0.1996221631</text:p>
          </table:table-cell>
          <table:table-cell office:value-type="float" office:value="0.000472789028891047" calcext:value-type="float">
            <text:p>0.000472789</text:p>
          </table:table-cell>
          <table:table-cell office:value-type="float" office:value="0.0000632588388326374" calcext:value-type="float">
            <text:p>6.32588388326374E-05</text:p>
          </table:table-cell>
          <table:table-cell office:value-type="float" office:value="0.00035392188246825" calcext:value-type="float">
            <text:p>0.0003539219</text:p>
          </table:table-cell>
          <table:table-cell office:value-type="float" office:value="0.000022856437904858" calcext:value-type="float">
            <text:p>2.2856437904858E-05</text:p>
          </table:table-cell>
          <table:table-cell table:style-name="ce1" office:value-type="float" office:value="0.000000529267582855999" calcext:value-type="float">
            <text:p>5.29E-07</text:p>
          </table:table-cell>
          <table:table-cell/>
          <table:table-cell table:formula="of:=[.B10]+(2*[.C10])+[.D10]+(2*[.E10])+(2*[.F10])" office:value-type="float" office:value="0.001" calcext:value-type="float">
            <text:p>0.001</text:p>
          </table:table-cell>
          <table:table-cell table:formula="of:=[.A10]+[.D10]+[.E10]+(2*[.F10])" office:value-type="float" office:value="0.2" calcext:value-type="float">
            <text:p>0.2</text:p>
          </table:table-cell>
          <table:table-cell table:formula="of:=[.D10]+[.E10]+(2*[.F10])" office:value-type="float" office:value="0.00037783685553882" calcext:value-type="float">
            <text:p>0.0003778369</text:p>
          </table:table-cell>
          <table:table-cell table:formula="of:=([.J10]/[.I10])*100" office:value-type="float" office:value="0.18891842776941" calcext:value-type="float">
            <text:p>0.1889184278</text:p>
          </table:table-cell>
          <table:table-cell/>
          <table:table-cell table:formula="of:=[.J10]/[.H10]" office:value-type="float" office:value="0.37783685553882" calcext:value-type="float">
            <text:p>0.3778368555</text:p>
          </table:table-cell>
          <table:table-cell table:formula="of:=([.B10]+[.D10])/([.C10]+[.E10]+[.F10])" office:value-type="float" office:value="9.54140757325347" calcext:value-type="float">
            <text:p>9.5414075733</text:p>
          </table:table-cell>
          <table:table-cell table:formula="of:=([.B10]+[.D10])/(2*[.C10]+2*[.E10]+2*[.F10])" office:value-type="float" office:value="4.77070378662674" calcext:value-type="float">
            <text:p>4.7707037866</text:p>
          </table:table-cell>
          <table:table-cell table:formula="of:=([.B10]+[.D10])/([.B10]+(2*[.C10])+[.D10]+(2*[.E10])+(2*[.F10]))" office:value-type="float" office:value="0.826710911359297" calcext:value-type="float">
            <text:p>0.8267109114</text:p>
          </table:table-cell>
          <table:table-cell table:formula="of:=[.D10]/([.B10]+[.D10])" office:value-type="float" office:value="0.428108396303036" calcext:value-type="float">
            <text:p>0.4281083963</text:p>
          </table:table-cell>
          <table:table-cell table:formula="of:=([.E10]+(2*[.F10]))/(2*([.C10]+[.E10]+[.F10]))" office:value-type="float" office:value="0.138006225655415" calcext:value-type="float">
            <text:p>0.1380062257</text:p>
          </table:table-cell>
          <table:table-cell table:formula="of:=([.P10]*[.Q10])+((1-[.P10])*[.R10])" office:value-type="float" office:value="0.37783685553882" calcext:value-type="float">
            <text:p>0.3778368555</text:p>
          </table:table-cell>
          <table:table-cell table:formula="of:=[.S10]=[.M1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952032020529" calcext:value-type="float">
            <text:p>0.2995203202</text:p>
          </table:table-cell>
          <table:table-cell office:value-type="float" office:value="0.000403303395768091" calcext:value-type="float">
            <text:p>0.0004033034</text:p>
          </table:table-cell>
          <table:table-cell office:value-type="float" office:value="0.0000460309770177741" calcext:value-type="float">
            <text:p>0.000046031</text:p>
          </table:table-cell>
          <table:table-cell office:value-type="float" office:value="0.000452990858401272" calcext:value-type="float">
            <text:p>0.0004529909</text:p>
          </table:table-cell>
          <table:table-cell office:value-type="float" office:value="0.0000249548554860641" calcext:value-type="float">
            <text:p>2.49548554860641E-05</text:p>
          </table:table-cell>
          <table:table-cell table:style-name="ce1" office:value-type="float" office:value="0.000000867040411480068" calcext:value-type="float">
            <text:p>8.67E-07</text:p>
          </table:table-cell>
          <table:table-cell/>
          <table:table-cell table:formula="of:=[.B11]+(2*[.C11])+[.D11]+(2*[.E11])+(2*[.F11])" office:value-type="float" office:value="0.001" calcext:value-type="float">
            <text:p>0.001</text:p>
          </table:table-cell>
          <table:table-cell table:formula="of:=[.A11]+[.D11]+[.E11]+(2*[.F11])" office:value-type="float" office:value="0.3" calcext:value-type="float">
            <text:p>0.3</text:p>
          </table:table-cell>
          <table:table-cell table:formula="of:=[.D11]+[.E11]+(2*[.F11])" office:value-type="float" office:value="0.000479679794710296" calcext:value-type="float">
            <text:p>0.0004796798</text:p>
          </table:table-cell>
          <table:table-cell table:formula="of:=([.J11]/[.I11])*100" office:value-type="float" office:value="0.159893264903432" calcext:value-type="float">
            <text:p>0.1598932649</text:p>
          </table:table-cell>
          <table:table-cell/>
          <table:table-cell table:formula="of:=[.J11]/[.H11]" office:value-type="float" office:value="0.479679794710297" calcext:value-type="float">
            <text:p>0.4796797947</text:p>
          </table:table-cell>
          <table:table-cell table:formula="of:=([.B11]+[.D11])/([.C11]+[.E11]+[.F11])" office:value-type="float" office:value="11.9173279985415" calcext:value-type="float">
            <text:p>11.9173279985</text:p>
          </table:table-cell>
          <table:table-cell table:formula="of:=([.B11]+[.D11])/(2*[.C11]+2*[.E11]+2*[.F11])" office:value-type="float" office:value="5.95866399927073" calcext:value-type="float">
            <text:p>5.9586639993</text:p>
          </table:table-cell>
          <table:table-cell table:formula="of:=([.B11]+[.D11])/([.B11]+(2*[.C11])+[.D11]+(2*[.E11])+(2*[.F11]))" office:value-type="float" office:value="0.856294254169363" calcext:value-type="float">
            <text:p>0.8562942542</text:p>
          </table:table-cell>
          <table:table-cell table:formula="of:=[.D11]/([.B11]+[.D11])" office:value-type="float" office:value="0.529013077216885" calcext:value-type="float">
            <text:p>0.5290130772</text:p>
          </table:table-cell>
          <table:table-cell table:formula="of:=([.E11]+(2*[.F11]))/(2*([.C11]+[.E11]+[.F11]))" office:value-type="float" office:value="0.185719340272436" calcext:value-type="float">
            <text:p>0.1857193403</text:p>
          </table:table-cell>
          <table:table-cell table:formula="of:=([.P11]*[.Q11])+((1-[.P11])*[.R11])" office:value-type="float" office:value="0.479679794710296" calcext:value-type="float">
            <text:p>0.4796797947</text:p>
          </table:table-cell>
          <table:table-cell table:formula="of:=[.S11]=[.M1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9390270251425" calcext:value-type="float">
            <text:p>0.4993902703</text:p>
          </table:table-cell>
          <table:table-cell office:value-type="float" office:value="0.000310857498931716" calcext:value-type="float">
            <text:p>0.0003108575</text:p>
          </table:table-cell>
          <table:table-cell office:value-type="float" office:value="0.0000273469648537091" calcext:value-type="float">
            <text:p>0.000027347</text:p>
          </table:table-cell>
          <table:table-cell office:value-type="float" office:value="0.000582147039004469" calcext:value-type="float">
            <text:p>0.000582147</text:p>
          </table:table-cell>
          <table:table-cell office:value-type="float" office:value="0.0000247188227856185" calcext:value-type="float">
            <text:p>2.47188227856185E-05</text:p>
          </table:table-cell>
          <table:table-cell table:style-name="ce1" office:value-type="float" office:value="0.00000143194339258003" calcext:value-type="float">
            <text:p>1.43E-06</text:p>
          </table:table-cell>
          <table:table-cell/>
          <table:table-cell table:formula="of:=[.B12]+(2*[.C12])+[.D12]+(2*[.E12])+(2*[.F12])" office:value-type="float" office:value="0.001" calcext:value-type="float">
            <text:p>0.001</text:p>
          </table:table-cell>
          <table:table-cell table:formula="of:=[.A12]+[.D12]+[.E12]+(2*[.F12])" office:value-type="float" office:value="0.5" calcext:value-type="float">
            <text:p>0.5</text:p>
          </table:table-cell>
          <table:table-cell table:formula="of:=[.D12]+[.E12]+(2*[.F12])" office:value-type="float" office:value="0.000609729748575248" calcext:value-type="float">
            <text:p>0.0006097297</text:p>
          </table:table-cell>
          <table:table-cell table:formula="of:=([.J12]/[.I12])*100" office:value-type="float" office:value="0.121945949715049" calcext:value-type="float">
            <text:p>0.1219459497</text:p>
          </table:table-cell>
          <table:table-cell/>
          <table:table-cell table:formula="of:=[.J12]/[.H12]" office:value-type="float" office:value="0.609729748575247" calcext:value-type="float">
            <text:p>0.6097297486</text:p>
          </table:table-cell>
          <table:table-cell table:formula="of:=([.B12]+[.D12])/([.C12]+[.E12]+[.F12])" office:value-type="float" office:value="16.69238154051" calcext:value-type="float">
            <text:p>16.6923815405</text:p>
          </table:table-cell>
          <table:table-cell table:formula="of:=([.B12]+[.D12])/(2*[.C12]+2*[.E12]+2*[.F12])" office:value-type="float" office:value="8.34619077025501" calcext:value-type="float">
            <text:p>8.3461907703</text:p>
          </table:table-cell>
          <table:table-cell table:formula="of:=([.B12]+[.D12])/([.B12]+(2*[.C12])+[.D12]+(2*[.E12])+(2*[.F12]))" office:value-type="float" office:value="0.893004537936185" calcext:value-type="float">
            <text:p>0.8930045379</text:p>
          </table:table-cell>
          <table:table-cell table:formula="of:=[.D12]/([.B12]+[.D12])" office:value-type="float" office:value="0.651897066894939" calcext:value-type="float">
            <text:p>0.6518970669</text:p>
          </table:table-cell>
          <table:table-cell table:formula="of:=([.E12]+(2*[.F12]))/(2*([.C12]+[.E12]+[.F12]))" office:value-type="float" office:value="0.257793265609035" calcext:value-type="float">
            <text:p>0.2577932656</text:p>
          </table:table-cell>
          <table:table-cell table:formula="of:=([.P12]*[.Q12])+((1-[.P12])*[.R12])" office:value-type="float" office:value="0.609729748575247" calcext:value-type="float">
            <text:p>0.6097297486</text:p>
          </table:table-cell>
          <table:table-cell table:formula="of:=[.S12]=[.M1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9282637600522" calcext:value-type="float">
            <text:p>0.7992826376</text:p>
          </table:table-cell>
          <table:table-cell office:value-type="float" office:value="0.000230716208277306" calcext:value-type="float">
            <text:p>0.0002307162</text:p>
          </table:table-cell>
          <table:table-cell office:value-type="float" office:value="0.0000150640811596056" calcext:value-type="float">
            <text:p>1.50640811596056E-05</text:p>
          </table:table-cell>
          <table:table-cell office:value-type="float" office:value="0.000691527973084038" calcext:value-type="float">
            <text:p>0.000691528</text:p>
          </table:table-cell>
          <table:table-cell office:value-type="float" office:value="0.000021793229925323" calcext:value-type="float">
            <text:p>2.1793229925323E-05</text:p>
          </table:table-cell>
          <table:table-cell table:style-name="ce1" office:value-type="float" office:value="0.00000202059823439943" calcext:value-type="float">
            <text:p>2.02E-06</text:p>
          </table:table-cell>
          <table:table-cell/>
          <table:table-cell table:formula="of:=[.B13]+(2*[.C13])+[.D13]+(2*[.E13])+(2*[.F13])" office:value-type="float" office:value="0.001" calcext:value-type="float">
            <text:p>0.001</text:p>
          </table:table-cell>
          <table:table-cell table:formula="of:=[.A13]+[.D13]+[.E13]+(2*[.F13])" office:value-type="float" office:value="0.8" calcext:value-type="float">
            <text:p>0.8</text:p>
          </table:table-cell>
          <table:table-cell table:formula="of:=[.D13]+[.E13]+(2*[.F13])" office:value-type="float" office:value="0.00071736239947816" calcext:value-type="float">
            <text:p>0.0007173624</text:p>
          </table:table-cell>
          <table:table-cell table:formula="of:=([.J13]/[.I13])*100" office:value-type="float" office:value="0.08967029993477" calcext:value-type="float">
            <text:p>0.0896702999</text:p>
          </table:table-cell>
          <table:table-cell/>
          <table:table-cell table:formula="of:=[.J13]/[.H13]" office:value-type="float" office:value="0.71736239947816" calcext:value-type="float">
            <text:p>0.7173623995</text:p>
          </table:table-cell>
          <table:table-cell table:formula="of:=([.B13]+[.D13])/([.C13]+[.E13]+[.F13])" office:value-type="float" office:value="23.7215477248632" calcext:value-type="float">
            <text:p>23.7215477249</text:p>
          </table:table-cell>
          <table:table-cell table:formula="of:=([.B13]+[.D13])/(2*[.C13]+2*[.E13]+2*[.F13])" office:value-type="float" office:value="11.8607738624316" calcext:value-type="float">
            <text:p>11.8607738624</text:p>
          </table:table-cell>
          <table:table-cell table:formula="of:=([.B13]+[.D13])/([.B13]+(2*[.C13])+[.D13]+(2*[.E13])+(2*[.F13]))" office:value-type="float" office:value="0.922244181361344" calcext:value-type="float">
            <text:p>0.9222441814</text:p>
          </table:table-cell>
          <table:table-cell table:formula="of:=[.D13]/([.B13]+[.D13])" office:value-type="float" office:value="0.749831755038301" calcext:value-type="float">
            <text:p>0.749831755</text:p>
          </table:table-cell>
          <table:table-cell table:formula="of:=([.E13]+(2*[.F13]))/(2*([.C13]+[.E13]+[.F13]))" office:value-type="float" office:value="0.332250715720436" calcext:value-type="float">
            <text:p>0.3322507157</text:p>
          </table:table-cell>
          <table:table-cell table:formula="of:=([.P13]*[.Q13])+((1-[.P13])*[.R13])" office:value-type="float" office:value="0.71736239947816" calcext:value-type="float">
            <text:p>0.7173623995</text:p>
          </table:table-cell>
          <table:table-cell table:formula="of:=[.S13]=[.M1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9238439294243" calcext:value-type="float">
            <text:p>0.9992384393</text:p>
          </table:table-cell>
          <table:table-cell office:value-type="float" office:value="0.000196725777895126" calcext:value-type="float">
            <text:p>0.0001967258</text:p>
          </table:table-cell>
          <table:table-cell office:value-type="float" office:value="0.0000109523919678292" calcext:value-type="float">
            <text:p>1.09523919678292E-05</text:p>
          </table:table-cell>
          <table:table-cell office:value-type="float" office:value="0.00073715984727327" calcext:value-type="float">
            <text:p>0.0007371598</text:p>
          </table:table-cell>
          <table:table-cell office:value-type="float" office:value="0.0000198087324122152" calcext:value-type="float">
            <text:p>1.98087324122152E-05</text:p>
          </table:table-cell>
          <table:table-cell table:style-name="ce1" office:value-type="float" office:value="0.00000229606303575759" calcext:value-type="float">
            <text:p>2.30E-06</text:p>
          </table:table-cell>
          <table:table-cell/>
          <table:table-cell table:formula="of:=[.B14]+(2*[.C14])+[.D14]+(2*[.E14])+(2*[.F14])" office:value-type="float" office:value="0.001" calcext:value-type="float">
            <text:p>0.001</text:p>
          </table:table-cell>
          <table:table-cell table:formula="of:=[.A14]+[.D14]+[.E14]+(2*[.F14])" office:value-type="float" office:value="1" calcext:value-type="float">
            <text:p>1</text:p>
          </table:table-cell>
          <table:table-cell table:formula="of:=[.D14]+[.E14]+(2*[.F14])" office:value-type="float" office:value="0.000761560705757" calcext:value-type="float">
            <text:p>0.0007615607</text:p>
          </table:table-cell>
          <table:table-cell table:formula="of:=([.J14]/[.I14])*100" office:value-type="float" office:value="0.0761560705757" calcext:value-type="float">
            <text:p>0.0761560706</text:p>
          </table:table-cell>
          <table:table-cell/>
          <table:table-cell table:formula="of:=[.J14]/[.H14]" office:value-type="float" office:value="0.761560705757" calcext:value-type="float">
            <text:p>0.7615607058</text:p>
          </table:table-cell>
          <table:table-cell table:formula="of:=([.B14]+[.D14])/([.C14]+[.E14]+[.F14])" office:value-type="float" office:value="28.2506074525257" calcext:value-type="float">
            <text:p>28.2506074525</text:p>
          </table:table-cell>
          <table:table-cell table:formula="of:=([.B14]+[.D14])/(2*[.C14]+2*[.E14]+2*[.F14])" office:value-type="float" office:value="14.1253037262629" calcext:value-type="float">
            <text:p>14.1253037263</text:p>
          </table:table-cell>
          <table:table-cell table:formula="of:=([.B14]+[.D14])/([.B14]+(2*[.C14])+[.D14]+(2*[.E14])+(2*[.F14]))" office:value-type="float" office:value="0.933885625168396" calcext:value-type="float">
            <text:p>0.9338856252</text:p>
          </table:table-cell>
          <table:table-cell table:formula="of:=[.D14]/([.B14]+[.D14])" office:value-type="float" office:value="0.789347032877122" calcext:value-type="float">
            <text:p>0.7893470329</text:p>
          </table:table-cell>
          <table:table-cell table:formula="of:=([.E14]+(2*[.F14]))/(2*([.C14]+[.E14]+[.F14]))" office:value-type="float" office:value="0.36907039574798" calcext:value-type="float">
            <text:p>0.3690703957</text:p>
          </table:table-cell>
          <table:table-cell table:formula="of:=([.P14]*[.Q14])+((1-[.P14])*[.R14])" office:value-type="float" office:value="0.761560705757" calcext:value-type="float">
            <text:p>0.7615607058</text:p>
          </table:table-cell>
          <table:table-cell table:formula="of:=[.S14]=[.M1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913336562769" calcext:value-type="float">
            <text:p>1.9991333656</text:p>
          </table:table-cell>
          <table:table-cell office:value-type="float" office:value="0.000113046131775856" calcext:value-type="float">
            <text:p>0.0001130461</text:p>
          </table:table-cell>
          <table:table-cell table:style-name="ce1" office:value-type="float" office:value="0.00000361657809838044" calcext:value-type="float">
            <text:p>3.62E-06</text:p>
          </table:table-cell>
          <table:table-cell office:value-type="float" office:value="0.000847478602080971" calcext:value-type="float">
            <text:p>0.0008474786</text:p>
          </table:table-cell>
          <table:table-cell office:value-type="float" office:value="0.000013086339722026" calcext:value-type="float">
            <text:p>1.3086339722026E-05</text:p>
          </table:table-cell>
          <table:table-cell table:style-name="ce1" office:value-type="float" office:value="0.00000303471525117998" calcext:value-type="float">
            <text:p>3.03E-06</text:p>
          </table:table-cell>
          <table:table-cell/>
          <table:table-cell table:formula="of:=[.B15]+(2*[.C15])+[.D15]+(2*[.E15])+(2*[.F15])" office:value-type="float" office:value="0.001" calcext:value-type="float">
            <text:p>0.001</text:p>
          </table:table-cell>
          <table:table-cell table:formula="of:=[.A15]+[.D15]+[.E15]+(2*[.F15])" office:value-type="float" office:value="2" calcext:value-type="float">
            <text:p>2</text:p>
          </table:table-cell>
          <table:table-cell table:formula="of:=[.D15]+[.E15]+(2*[.F15])" office:value-type="float" office:value="0.000866634372305357" calcext:value-type="float">
            <text:p>0.0008666344</text:p>
          </table:table-cell>
          <table:table-cell table:formula="of:=([.J15]/[.I15])*100" office:value-type="float" office:value="0.043331718615268" calcext:value-type="float">
            <text:p>0.0433317186</text:p>
          </table:table-cell>
          <table:table-cell/>
          <table:table-cell table:formula="of:=[.J15]/[.H15]" office:value-type="float" office:value="0.866634372305357" calcext:value-type="float">
            <text:p>0.8666343723</text:p>
          </table:table-cell>
          <table:table-cell table:formula="of:=([.B15]+[.D15])/([.C15]+[.E15]+[.F15])" office:value-type="float" office:value="48.6646362495999" calcext:value-type="float">
            <text:p>48.6646362496</text:p>
          </table:table-cell>
          <table:table-cell table:formula="of:=([.B15]+[.D15])/(2*[.C15]+2*[.E15]+2*[.F15])" office:value-type="float" office:value="24.3323181248" calcext:value-type="float">
            <text:p>24.3323181248</text:p>
          </table:table-cell>
          <table:table-cell table:formula="of:=([.B15]+[.D15])/([.B15]+(2*[.C15])+[.D15]+(2*[.E15])+(2*[.F15]))" office:value-type="float" office:value="0.960524733856827" calcext:value-type="float">
            <text:p>0.9605247339</text:p>
          </table:table-cell>
          <table:table-cell table:formula="of:=[.D15]/([.B15]+[.D15])" office:value-type="float" office:value="0.882307942949123" calcext:value-type="float">
            <text:p>0.8823079429</text:p>
          </table:table-cell>
          <table:table-cell table:formula="of:=([.E15]+(2*[.F15]))/(2*([.C15]+[.E15]+[.F15]))" office:value-type="float" office:value="0.485260065249716" calcext:value-type="float">
            <text:p>0.4852600652</text:p>
          </table:table-cell>
          <table:table-cell table:formula="of:=([.P15]*[.Q15])+((1-[.P15])*[.R15])" office:value-type="float" office:value="0.866634372305357" calcext:value-type="float">
            <text:p>0.8666343723</text:p>
          </table:table-cell>
          <table:table-cell table:formula="of:=[.S15]=[.M1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909244212308" calcext:value-type="float">
            <text:p>2.9990924421</text:p>
          </table:table-cell>
          <table:table-cell office:value-type="float" office:value="0.0000792417241884868" calcext:value-type="float">
            <text:p>7.92417241884868E-05</text:p>
          </table:table-cell>
          <table:table-cell table:style-name="ce1" office:value-type="float" office:value="0.00000177702799121907" calcext:value-type="float">
            <text:p>1.78E-06</text:p>
          </table:table-cell>
          <table:table-cell office:value-type="float" office:value="0.000891199710429346" calcext:value-type="float">
            <text:p>0.0008911997</text:p>
          </table:table-cell>
          <table:table-cell table:style-name="ce1" office:value-type="float" office:value="0.00000964634290441035" calcext:value-type="float">
            <text:p>9.65E-06</text:p>
          </table:table-cell>
          <table:table-cell table:style-name="ce1" office:value-type="float" office:value="0.00000335591179545438" calcext:value-type="float">
            <text:p>3.36E-06</text:p>
          </table:table-cell>
          <table:table-cell/>
          <table:table-cell table:formula="of:=[.B16]+(2*[.C16])+[.D16]+(2*[.E16])+(2*[.F16])" office:value-type="float" office:value="0.001" calcext:value-type="float">
            <text:p>0.001</text:p>
          </table:table-cell>
          <table:table-cell table:formula="of:=[.A16]+[.D16]+[.E16]+(2*[.F16])" office:value-type="float" office:value="3" calcext:value-type="float">
            <text:p>3</text:p>
          </table:table-cell>
          <table:table-cell table:formula="of:=[.D16]+[.E16]+(2*[.F16])" office:value-type="float" office:value="0.000907557876924665" calcext:value-type="float">
            <text:p>0.0009075579</text:p>
          </table:table-cell>
          <table:table-cell table:formula="of:=([.J16]/[.I16])*100" office:value-type="float" office:value="0.0302519292308221" calcext:value-type="float">
            <text:p>0.0302519292</text:p>
          </table:table-cell>
          <table:table-cell/>
          <table:table-cell table:formula="of:=[.J16]/[.H16]" office:value-type="float" office:value="0.907557876924665" calcext:value-type="float">
            <text:p>0.9075578769</text:p>
          </table:table-cell>
          <table:table-cell table:formula="of:=([.B16]+[.D16])/([.C16]+[.E16]+[.F16])" office:value-type="float" office:value="65.6622824599797" calcext:value-type="float">
            <text:p>65.66228246</text:p>
          </table:table-cell>
          <table:table-cell table:formula="of:=([.B16]+[.D16])/(2*[.C16]+2*[.E16]+2*[.F16])" office:value-type="float" office:value="32.8311412299898" calcext:value-type="float">
            <text:p>32.83114123</text:p>
          </table:table-cell>
          <table:table-cell table:formula="of:=([.B16]+[.D16])/([.B16]+(2*[.C16])+[.D16]+(2*[.E16])+(2*[.F16]))" office:value-type="float" office:value="0.970441434617832" calcext:value-type="float">
            <text:p>0.9704414346</text:p>
          </table:table-cell>
          <table:table-cell table:formula="of:=[.D16]/([.B16]+[.D16])" office:value-type="float" office:value="0.918344661138987" calcext:value-type="float">
            <text:p>0.9183446611</text:p>
          </table:table-cell>
          <table:table-cell table:formula="of:=([.E16]+(2*[.F16]))/(2*([.C16]+[.E16]+[.F16]))" office:value-type="float" office:value="0.553415440966828" calcext:value-type="float">
            <text:p>0.553415441</text:p>
          </table:table-cell>
          <table:table-cell table:formula="of:=([.P16]*[.Q16])+((1-[.P16])*[.R16])" office:value-type="float" office:value="0.907557876924665" calcext:value-type="float">
            <text:p>0.9075578769</text:p>
          </table:table-cell>
          <table:table-cell table:formula="of:=[.S16]=[.M1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905724615758" calcext:value-type="float">
            <text:p>4.9990572462</text:p>
          </table:table-cell>
          <table:table-cell office:value-type="float" office:value="0.0000495649299378719" calcext:value-type="float">
            <text:p>4.95649299378719E-05</text:p>
          </table:table-cell>
          <table:table-cell table:style-name="ce1" office:value-type="float" office:value="0.00000069524108516816" calcext:value-type="float">
            <text:p>6.95E-07</text:p>
          </table:table-cell>
          <table:table-cell office:value-type="float" office:value="0.000929167208104542" calcext:value-type="float">
            <text:p>0.0009291672</text:p>
          </table:table-cell>
          <table:table-cell table:style-name="ce1" office:value-type="float" office:value="0.00000629074547219179" calcext:value-type="float">
            <text:p>6.29E-06</text:p>
          </table:table-cell>
          <table:table-cell table:style-name="ce1" office:value-type="float" office:value="0.00000364794442143323" calcext:value-type="float">
            <text:p>3.65E-06</text:p>
          </table:table-cell>
          <table:table-cell/>
          <table:table-cell table:formula="of:=[.B17]+(2*[.C17])+[.D17]+(2*[.E17])+(2*[.F17])" office:value-type="float" office:value="0.001" calcext:value-type="float">
            <text:p>0.001</text:p>
          </table:table-cell>
          <table:table-cell table:formula="of:=[.A17]+[.D17]+[.E17]+(2*[.F17])" office:value-type="float" office:value="5" calcext:value-type="float">
            <text:p>5</text:p>
          </table:table-cell>
          <table:table-cell table:formula="of:=[.D17]+[.E17]+(2*[.F17])" office:value-type="float" office:value="0.0009427538424196" calcext:value-type="float">
            <text:p>0.0009427538</text:p>
          </table:table-cell>
          <table:table-cell table:formula="of:=([.J17]/[.I17])*100" office:value-type="float" office:value="0.018855076848392" calcext:value-type="float">
            <text:p>0.0188550768</text:p>
          </table:table-cell>
          <table:table-cell/>
          <table:table-cell table:formula="of:=[.J17]/[.H17]" office:value-type="float" office:value="0.9427538424196" calcext:value-type="float">
            <text:p>0.9427538424</text:p>
          </table:table-cell>
          <table:table-cell table:formula="of:=([.B17]+[.D17])/([.C17]+[.E17]+[.F17])" office:value-type="float" office:value="92.0386017169248" calcext:value-type="float">
            <text:p>92.0386017169</text:p>
          </table:table-cell>
          <table:table-cell table:formula="of:=([.B17]+[.D17])/(2*[.C17]+2*[.E17]+2*[.F17])" office:value-type="float" office:value="46.0193008584624" calcext:value-type="float">
            <text:p>46.0193008585</text:p>
          </table:table-cell>
          <table:table-cell table:formula="of:=([.B17]+[.D17])/([.B17]+(2*[.C17])+[.D17]+(2*[.E17])+(2*[.F17]))" office:value-type="float" office:value="0.978732138042414" calcext:value-type="float">
            <text:p>0.978732138</text:p>
          </table:table-cell>
          <table:table-cell table:formula="of:=[.D17]/([.B17]+[.D17])" office:value-type="float" office:value="0.949358023496594" calcext:value-type="float">
            <text:p>0.9493580235</text:p>
          </table:table-cell>
          <table:table-cell table:formula="of:=([.E17]+(2*[.F17]))/(2*([.C17]+[.E17]+[.F17]))" office:value-type="float" office:value="0.638834046513633" calcext:value-type="float">
            <text:p>0.6388340465</text:p>
          </table:table-cell>
          <table:table-cell table:formula="of:=([.P17]*[.Q17])+((1-[.P17])*[.R17])" office:value-type="float" office:value="0.9427538424196" calcext:value-type="float">
            <text:p>0.9427538424</text:p>
          </table:table-cell>
          <table:table-cell table:formula="of:=[.S17]=[.M1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903642538975" calcext:value-type="float">
            <text:p>7.9990364254</text:p>
          </table:table-cell>
          <table:table-cell office:value-type="float" office:value="0.0000317302821730859" calcext:value-type="float">
            <text:p>3.17302821730859E-05</text:p>
          </table:table-cell>
          <table:table-cell table:style-name="ce1" office:value-type="float" office:value="0.000000284927458319731" calcext:value-type="float">
            <text:p>2.85E-07</text:p>
          </table:table-cell>
          <table:table-cell office:value-type="float" office:value="0.000951793810839036" calcext:value-type="float">
            <text:p>0.0009517938</text:p>
          </table:table-cell>
          <table:table-cell table:style-name="ce1" office:value-type="float" office:value="0.00000412525266302479" calcext:value-type="float">
            <text:p>4.13E-06</text:p>
          </table:table-cell>
          <table:table-cell table:style-name="ce1" office:value-type="float" office:value="0.00000382777337259468" calcext:value-type="float">
            <text:p>3.83E-06</text:p>
          </table:table-cell>
          <table:table-cell/>
          <table:table-cell table:formula="of:=[.B18]+(2*[.C18])+[.D18]+(2*[.E18])+(2*[.F18])" office:value-type="float" office:value="0.001" calcext:value-type="float">
            <text:p>0.001</text:p>
          </table:table-cell>
          <table:table-cell table:formula="of:=[.A18]+[.D18]+[.E18]+(2*[.F18])" office:value-type="float" office:value="8" calcext:value-type="float">
            <text:p>8</text:p>
          </table:table-cell>
          <table:table-cell table:formula="of:=[.D18]+[.E18]+(2*[.F18])" office:value-type="float" office:value="0.00096357461024725" calcext:value-type="float">
            <text:p>0.0009635746</text:p>
          </table:table-cell>
          <table:table-cell table:formula="of:=([.J18]/[.I18])*100" office:value-type="float" office:value="0.0120446826280906" calcext:value-type="float">
            <text:p>0.0120446826</text:p>
          </table:table-cell>
          <table:table-cell/>
          <table:table-cell table:formula="of:=[.J18]/[.H18]" office:value-type="float" office:value="0.96357461024725" calcext:value-type="float">
            <text:p>0.9635746102</text:p>
          </table:table-cell>
          <table:table-cell table:formula="of:=([.B18]+[.D18])/([.C18]+[.E18]+[.F18])" office:value-type="float" office:value="119.389371855002" calcext:value-type="float">
            <text:p>119.389371855</text:p>
          </table:table-cell>
          <table:table-cell table:formula="of:=([.B18]+[.D18])/(2*[.C18]+2*[.E18]+2*[.F18])" office:value-type="float" office:value="59.6946859275011" calcext:value-type="float">
            <text:p>59.6946859275</text:p>
          </table:table-cell>
          <table:table-cell table:formula="of:=([.B18]+[.D18])/([.B18]+(2*[.C18])+[.D18]+(2*[.E18])+(2*[.F18]))" office:value-type="float" office:value="0.983524093012122" calcext:value-type="float">
            <text:p>0.983524093</text:p>
          </table:table-cell>
          <table:table-cell table:formula="of:=[.D18]/([.B18]+[.D18])" office:value-type="float" office:value="0.967738174998937" calcext:value-type="float">
            <text:p>0.967738175</text:p>
          </table:table-cell>
          <table:table-cell table:formula="of:=([.E18]+(2*[.F18]))/(2*([.C18]+[.E18]+[.F18]))" office:value-type="float" office:value="0.715031920056448" calcext:value-type="float">
            <text:p>0.7150319201</text:p>
          </table:table-cell>
          <table:table-cell table:formula="of:=([.P18]*[.Q18])+((1-[.P18])*[.R18])" office:value-type="float" office:value="0.96357461024725" calcext:value-type="float">
            <text:p>0.9635746102</text:p>
          </table:table-cell>
          <table:table-cell table:formula="of:=[.S18]=[.M1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902931526439" calcext:value-type="float">
            <text:p>9.9990293153</text:p>
          </table:table-cell>
          <table:table-cell office:value-type="float" office:value="0.0000255904783038902" calcext:value-type="float">
            <text:p>2.55904783038902E-05</text:p>
          </table:table-cell>
          <table:table-cell table:style-name="ce1" office:value-type="float" office:value="0.000000185328940089591" calcext:value-type="float">
            <text:p>1.85E-07</text:p>
          </table:table-cell>
          <table:table-cell office:value-type="float" office:value="0.000959549785320882" calcext:value-type="float">
            <text:p>0.0009595498</text:p>
          </table:table-cell>
          <table:table-cell table:style-name="ce1" office:value-type="float" office:value="0.00000335412820391007" calcext:value-type="float">
            <text:p>3.35E-06</text:p>
          </table:table-cell>
          <table:table-cell table:style-name="ce1" office:value-type="float" office:value="0.00000389041104361402" calcext:value-type="float">
            <text:p>3.89E-06</text:p>
          </table:table-cell>
          <table:table-cell/>
          <table:table-cell table:formula="of:=[.B19]+(2*[.C19])+[.D19]+(2*[.E19])+(2*[.F19])" office:value-type="float" office:value="0.001" calcext:value-type="float">
            <text:p>0.001</text:p>
          </table:table-cell>
          <table:table-cell table:formula="of:=[.A19]+[.D19]+[.E19]+(2*[.F19])" office:value-type="float" office:value="10" calcext:value-type="float">
            <text:p>10</text:p>
          </table:table-cell>
          <table:table-cell table:formula="of:=[.D19]+[.E19]+(2*[.F19])" office:value-type="float" office:value="0.00097068473561202" calcext:value-type="float">
            <text:p>0.0009706847</text:p>
          </table:table-cell>
          <table:table-cell table:formula="of:=([.J19]/[.I19])*100" office:value-type="float" office:value="0.0097068473561202" calcext:value-type="float">
            <text:p>0.0097068474</text:p>
          </table:table-cell>
          <table:table-cell/>
          <table:table-cell table:formula="of:=[.J19]/[.H19]" office:value-type="float" office:value="0.97068473561202" calcext:value-type="float">
            <text:p>0.9706847356</text:p>
          </table:table-cell>
          <table:table-cell table:formula="of:=([.B19]+[.D19])/([.C19]+[.E19]+[.F19])" office:value-type="float" office:value="132.5918897548" calcext:value-type="float">
            <text:p>132.5918897548</text:p>
          </table:table-cell>
          <table:table-cell table:formula="of:=([.B19]+[.D19])/(2*[.C19]+2*[.E19]+2*[.F19])" office:value-type="float" office:value="66.2959448774002" calcext:value-type="float">
            <text:p>66.2959448774</text:p>
          </table:table-cell>
          <table:table-cell table:formula="of:=([.B19]+[.D19])/([.B19]+(2*[.C19])+[.D19]+(2*[.E19])+(2*[.F19]))" office:value-type="float" office:value="0.985140263624772" calcext:value-type="float">
            <text:p>0.9851402636</text:p>
          </table:table-cell>
          <table:table-cell table:formula="of:=[.D19]/([.B19]+[.D19])" office:value-type="float" office:value="0.97402351802196" calcext:value-type="float">
            <text:p>0.974023518</text:p>
          </table:table-cell>
          <table:table-cell table:formula="of:=([.E19]+(2*[.F19]))/(2*([.C19]+[.E19]+[.F19]))" office:value-type="float" office:value="0.749337001005022" calcext:value-type="float">
            <text:p>0.749337001</text:p>
          </table:table-cell>
          <table:table-cell table:formula="of:=([.P19]*[.Q19])+((1-[.P19])*[.R19])" office:value-type="float" office:value="0.970684735612021" calcext:value-type="float">
            <text:p>0.9706847356</text:p>
          </table:table-cell>
          <table:table-cell table:formula="of:=[.S19]=[.M19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981918338225132" calcext:value-type="float">
            <text:p>0.0098191834</text:p>
          </table:table-cell>
          <table:table-cell office:value-type="float" office:value="0.00336258054094241" calcext:value-type="float">
            <text:p>0.0033625805</text:p>
          </table:table-cell>
          <table:table-cell office:value-type="float" office:value="0.00319986625409385" calcext:value-type="float">
            <text:p>0.0031998663</text:p>
          </table:table-cell>
          <table:table-cell office:value-type="float" office:value="0.000123816731134138" calcext:value-type="float">
            <text:p>0.0001238167</text:p>
          </table:table-cell>
          <table:table-cell office:value-type="float" office:value="0.0000568703331212015" calcext:value-type="float">
            <text:p>5.68703331212015E-05</text:p>
          </table:table-cell>
          <table:table-cell table:style-name="ce1" office:value-type="float" office:value="0.0000000647767466715086" calcext:value-type="float">
            <text:p>6.48E-08</text:p>
          </table:table-cell>
          <table:table-cell/>
          <table:table-cell table:formula="of:=[.B22]+(2*[.C22])+[.D22]+(2*[.E22])+(2*[.F22])" office:value-type="float" office:value="0.01" calcext:value-type="float">
            <text:p>0.01</text:p>
          </table:table-cell>
          <table:table-cell table:formula="of:=[.A22]+[.D22]+[.E22]+(2*[.F22])" office:value-type="float" office:value="0.01" calcext:value-type="float">
            <text:p>0.01</text:p>
          </table:table-cell>
          <table:table-cell table:formula="of:=[.D22]+[.E22]+(2*[.F22])" office:value-type="float" office:value="0.000180816617748683" calcext:value-type="float">
            <text:p>0.0001808166</text:p>
          </table:table-cell>
          <table:table-cell table:formula="of:=([.J22]/[.I22])*100" office:value-type="float" office:value="1.80816617748682" calcext:value-type="float">
            <text:p>1.8081661775</text:p>
          </table:table-cell>
          <table:table-cell/>
          <table:table-cell table:formula="of:=[.J22]/[.H22]" office:value-type="float" office:value="0.0180816617748683" calcext:value-type="float">
            <text:p>0.0180816618</text:p>
          </table:table-cell>
          <table:table-cell table:formula="of:=([.B22]+[.D22])/([.C22]+[.E22]+[.F22])" office:value-type="float" office:value="1.07049736304321" calcext:value-type="float">
            <text:p>1.070497363</text:p>
          </table:table-cell>
          <table:table-cell table:formula="of:=([.B22]+[.D22])/(2*[.C22]+2*[.E22]+2*[.F22])" office:value-type="float" office:value="0.535248681521604" calcext:value-type="float">
            <text:p>0.5352486815</text:p>
          </table:table-cell>
          <table:table-cell table:formula="of:=([.B22]+[.D22])/([.B22]+(2*[.C22])+[.D22]+(2*[.E22])+(2*[.F22]))" office:value-type="float" office:value="0.348639727207655" calcext:value-type="float">
            <text:p>0.3486397272</text:p>
          </table:table-cell>
          <table:table-cell table:formula="of:=[.D22]/([.B22]+[.D22])" office:value-type="float" office:value="0.0355142347447946" calcext:value-type="float">
            <text:p>0.0355142347</text:p>
          </table:table-cell>
          <table:table-cell table:formula="of:=([.E22]+(2*[.F22]))/(2*([.C22]+[.E22]+[.F22]))" office:value-type="float" office:value="0.00875090007718604" calcext:value-type="float">
            <text:p>0.0087509001</text:p>
          </table:table-cell>
          <table:table-cell table:formula="of:=([.P22]*[.Q22])+((1-[.P22])*[.R22])" office:value-type="float" office:value="0.0180816617748683" calcext:value-type="float">
            <text:p>0.0180816618</text:p>
          </table:table-cell>
          <table:table-cell table:formula="of:=[.S22]=[.M2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96447290652033" calcext:value-type="float">
            <text:p>0.0196447291</text:p>
          </table:table-cell>
          <table:table-cell office:value-type="float" office:value="0.00331484381753839" calcext:value-type="float">
            <text:p>0.0033148438</text:p>
          </table:table-cell>
          <table:table-cell office:value-type="float" office:value="0.00310965763831232" calcext:value-type="float">
            <text:p>0.0031096576</text:p>
          </table:table-cell>
          <table:table-cell office:value-type="float" office:value="0.000244197032583772" calcext:value-type="float">
            <text:p>0.000244197</text:p>
          </table:table-cell>
          <table:table-cell office:value-type="float" office:value="0.000110569971040235" calcext:value-type="float">
            <text:p>0.00011057</text:p>
          </table:table-cell>
          <table:table-cell table:style-name="ce1" office:value-type="float" office:value="0.000000251965586364604" calcext:value-type="float">
            <text:p>2.52E-07</text:p>
          </table:table-cell>
          <table:table-cell/>
          <table:table-cell table:formula="of:=[.B23]+(2*[.C23])+[.D23]+(2*[.E23])+(2*[.F23])" office:value-type="float" office:value="0.01" calcext:value-type="float">
            <text:p>0.01</text:p>
          </table:table-cell>
          <table:table-cell table:formula="of:=[.A23]+[.D23]+[.E23]+(2*[.F23])" office:value-type="float" office:value="0.02" calcext:value-type="float">
            <text:p>0.02</text:p>
          </table:table-cell>
          <table:table-cell table:formula="of:=[.D23]+[.E23]+(2*[.F23])" office:value-type="float" office:value="0.000355270934796736" calcext:value-type="float">
            <text:p>0.0003552709</text:p>
          </table:table-cell>
          <table:table-cell table:formula="of:=([.J23]/[.I23])*100" office:value-type="float" office:value="1.77635467398368" calcext:value-type="float">
            <text:p>1.776354674</text:p>
          </table:table-cell>
          <table:table-cell/>
          <table:table-cell table:formula="of:=[.J23]/[.H23]" office:value-type="float" office:value="0.0355270934796736" calcext:value-type="float">
            <text:p>0.0355270935</text:p>
          </table:table-cell>
          <table:table-cell table:formula="of:=([.B23]+[.D23])/([.C23]+[.E23]+[.F23])" office:value-type="float" office:value="1.10512759584562" calcext:value-type="float">
            <text:p>1.1051275958</text:p>
          </table:table-cell>
          <table:table-cell table:formula="of:=([.B23]+[.D23])/(2*[.C23]+2*[.E23]+2*[.F23])" office:value-type="float" office:value="0.552563797922808" calcext:value-type="float">
            <text:p>0.5525637979</text:p>
          </table:table-cell>
          <table:table-cell table:formula="of:=([.B23]+[.D23])/([.B23]+(2*[.C23])+[.D23]+(2*[.E23])+(2*[.F23]))" office:value-type="float" office:value="0.355904085012216" calcext:value-type="float">
            <text:p>0.355904085</text:p>
          </table:table-cell>
          <table:table-cell table:formula="of:=[.D23]/([.B23]+[.D23])" office:value-type="float" office:value="0.0686131581140436" calcext:value-type="float">
            <text:p>0.0686131581</text:p>
          </table:table-cell>
          <table:table-cell table:formula="of:=([.E23]+(2*[.F23]))/(2*([.C23]+[.E23]+[.F23]))" office:value-type="float" office:value="0.0172449319469866" calcext:value-type="float">
            <text:p>0.0172449319</text:p>
          </table:table-cell>
          <table:table-cell table:formula="of:=([.P23]*[.Q23])+((1-[.P23])*[.R23])" office:value-type="float" office:value="0.0355270934796736" calcext:value-type="float">
            <text:p>0.0355270935</text:p>
          </table:table-cell>
          <table:table-cell table:formula="of:=[.S23]=[.M2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94763142374063" calcext:value-type="float">
            <text:p>0.0294763142</text:p>
          </table:table-cell>
          <table:table-cell office:value-type="float" office:value="0.00326847576953559" calcext:value-type="float">
            <text:p>0.0032684758</text:p>
          </table:table-cell>
          <table:table-cell office:value-type="float" office:value="0.00302327028125968" calcext:value-type="float">
            <text:p>0.0030232703</text:p>
          </table:table-cell>
          <table:table-cell office:value-type="float" office:value="0.000361284820725673" calcext:value-type="float">
            <text:p>0.0003612848</text:p>
          </table:table-cell>
          <table:table-cell office:value-type="float" office:value="0.00016129790535139" calcext:value-type="float">
            <text:p>0.0001612979</text:p>
          </table:table-cell>
          <table:table-cell table:style-name="ce1" office:value-type="float" office:value="0.000000551518258300868" calcext:value-type="float">
            <text:p>5.52E-07</text:p>
          </table:table-cell>
          <table:table-cell/>
          <table:table-cell table:formula="of:=[.B24]+(2*[.C24])+[.D24]+(2*[.E24])+(2*[.F24])" office:value-type="float" office:value="0.01" calcext:value-type="float">
            <text:p>0.01</text:p>
          </table:table-cell>
          <table:table-cell table:formula="of:=[.A24]+[.D24]+[.E24]+(2*[.F24])" office:value-type="float" office:value="0.03" calcext:value-type="float">
            <text:p>0.03</text:p>
          </table:table-cell>
          <table:table-cell table:formula="of:=[.D24]+[.E24]+(2*[.F24])" office:value-type="float" office:value="0.000523685762593665" calcext:value-type="float">
            <text:p>0.0005236858</text:p>
          </table:table-cell>
          <table:table-cell table:formula="of:=([.J24]/[.I24])*100" office:value-type="float" office:value="1.74561920864555" calcext:value-type="float">
            <text:p>1.7456192086</text:p>
          </table:table-cell>
          <table:table-cell/>
          <table:table-cell table:formula="of:=[.J24]/[.H24]" office:value-type="float" office:value="0.0523685762593665" calcext:value-type="float">
            <text:p>0.0523685763</text:p>
          </table:table-cell>
          <table:table-cell table:formula="of:=([.B24]+[.D24])/([.C24]+[.E24]+[.F24])" office:value-type="float" office:value="1.13959942689505" calcext:value-type="float">
            <text:p>1.1395994269</text:p>
          </table:table-cell>
          <table:table-cell table:formula="of:=([.B24]+[.D24])/(2*[.C24]+2*[.E24]+2*[.F24])" office:value-type="float" office:value="0.569799713447524" calcext:value-type="float">
            <text:p>0.5697997134</text:p>
          </table:table-cell>
          <table:table-cell table:formula="of:=([.B24]+[.D24])/([.B24]+(2*[.C24])+[.D24]+(2*[.E24])+(2*[.F24]))" office:value-type="float" office:value="0.362976059026126" calcext:value-type="float">
            <text:p>0.362976059</text:p>
          </table:table-cell>
          <table:table-cell table:formula="of:=[.D24]/([.B24]+[.D24])" office:value-type="float" office:value="0.0995340634021453" calcext:value-type="float">
            <text:p>0.0995340634</text:p>
          </table:table-cell>
          <table:table-cell table:formula="of:=([.E24]+(2*[.F24]))/(2*([.C24]+[.E24]+[.F24]))" office:value-type="float" office:value="0.0254936952007981" calcext:value-type="float">
            <text:p>0.0254936952</text:p>
          </table:table-cell>
          <table:table-cell table:formula="of:=([.P24]*[.Q24])+((1-[.P24])*[.R24])" office:value-type="float" office:value="0.0523685762593665" calcext:value-type="float">
            <text:p>0.0523685763</text:p>
          </table:table-cell>
          <table:table-cell table:formula="of:=[.S24]=[.M2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91564148492565" calcext:value-type="float">
            <text:p>0.0491564148</text:p>
          </table:table-cell>
          <table:table-cell office:value-type="float" office:value="0.00317961602033368" calcext:value-type="float">
            <text:p>0.003179616</text:p>
          </table:table-cell>
          <table:table-cell office:value-type="float" office:value="0.00286111812440381" calcext:value-type="float">
            <text:p>0.0028611181</text:p>
          </table:table-cell>
          <table:table-cell office:value-type="float" office:value="0.000586119465588241" calcext:value-type="float">
            <text:p>0.0005861195</text:p>
          </table:table-cell>
          <table:table-cell office:value-type="float" office:value="0.000254562580115216" calcext:value-type="float">
            <text:p>0.0002545626</text:p>
          </table:table-cell>
          <table:table-cell table:style-name="ce1" office:value-type="float" office:value="0.00000145155252001591" calcext:value-type="float">
            <text:p>1.45E-06</text:p>
          </table:table-cell>
          <table:table-cell/>
          <table:table-cell table:formula="of:=[.B25]+(2*[.C25])+[.D25]+(2*[.E25])+(2*[.F25])" office:value-type="float" office:value="0.01" calcext:value-type="float">
            <text:p>0.01</text:p>
          </table:table-cell>
          <table:table-cell table:formula="of:=[.A25]+[.D25]+[.E25]+(2*[.F25])" office:value-type="float" office:value="0.05" calcext:value-type="float">
            <text:p>0.05</text:p>
          </table:table-cell>
          <table:table-cell table:formula="of:=[.D25]+[.E25]+(2*[.F25])" office:value-type="float" office:value="0.000843585150743489" calcext:value-type="float">
            <text:p>0.0008435852</text:p>
          </table:table-cell>
          <table:table-cell table:formula="of:=([.J25]/[.I25])*100" office:value-type="float" office:value="1.68717030148698" calcext:value-type="float">
            <text:p>1.6871703015</text:p>
          </table:table-cell>
          <table:table-cell/>
          <table:table-cell table:formula="of:=[.J25]/[.H25]" office:value-type="float" office:value="0.0843585150743488" calcext:value-type="float">
            <text:p>0.0843585151</text:p>
          </table:table-cell>
          <table:table-cell table:formula="of:=([.B25]+[.D25])/([.C25]+[.E25]+[.F25])" office:value-type="float" office:value="1.20807690383307" calcext:value-type="float">
            <text:p>1.2080769038</text:p>
          </table:table-cell>
          <table:table-cell table:formula="of:=([.B25]+[.D25])/(2*[.C25]+2*[.E25]+2*[.F25])" office:value-type="float" office:value="0.604038451916536" calcext:value-type="float">
            <text:p>0.6040384519</text:p>
          </table:table-cell>
          <table:table-cell table:formula="of:=([.B25]+[.D25])/([.B25]+(2*[.C25])+[.D25]+(2*[.E25])+(2*[.F25]))" office:value-type="float" office:value="0.376573548592192" calcext:value-type="float">
            <text:p>0.3765735486</text:p>
          </table:table-cell>
          <table:table-cell table:formula="of:=[.D25]/([.B25]+[.D25])" office:value-type="float" office:value="0.155645415823663" calcext:value-type="float">
            <text:p>0.1556454158</text:p>
          </table:table-cell>
          <table:table-cell table:formula="of:=([.E25]+(2*[.F25]))/(2*([.C25]+[.E25]+[.F25]))" office:value-type="float" office:value="0.0412984859038054" calcext:value-type="float">
            <text:p>0.0412984859</text:p>
          </table:table-cell>
          <table:table-cell table:formula="of:=([.P25]*[.Q25])+((1-[.P25])*[.R25])" office:value-type="float" office:value="0.0843585150743488" calcext:value-type="float">
            <text:p>0.0843585151</text:p>
          </table:table-cell>
          <table:table-cell table:formula="of:=[.S25]=[.M2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87149123337402" calcext:value-type="float">
            <text:p>0.0787149123</text:p>
          </table:table-cell>
          <table:table-cell office:value-type="float" office:value="0.003055236210463" calcext:value-type="float">
            <text:p>0.0030552362</text:p>
          </table:table-cell>
          <table:table-cell office:value-type="float" office:value="0.00264165452938799" calcext:value-type="float">
            <text:p>0.0026416545</text:p>
          </table:table-cell>
          <table:table-cell office:value-type="float" office:value="0.00090184743924549" calcext:value-type="float">
            <text:p>0.0009018474</text:p>
          </table:table-cell>
          <table:table-cell office:value-type="float" office:value="0.000376367064501214" calcext:value-type="float">
            <text:p>0.0003763671</text:p>
          </table:table-cell>
          <table:table-cell table:style-name="ce1" office:value-type="float" office:value="0.00000343658125655234" calcext:value-type="float">
            <text:p>3.44E-06</text:p>
          </table:table-cell>
          <table:table-cell/>
          <table:table-cell table:formula="of:=[.B26]+(2*[.C26])+[.D26]+(2*[.E26])+(2*[.F26])" office:value-type="float" office:value="0.01" calcext:value-type="float">
            <text:p>0.01</text:p>
          </table:table-cell>
          <table:table-cell table:formula="of:=[.A26]+[.D26]+[.E26]+(2*[.F26])" office:value-type="float" office:value="0.08" calcext:value-type="float">
            <text:p>0.08</text:p>
          </table:table-cell>
          <table:table-cell table:formula="of:=[.D26]+[.E26]+(2*[.F26])" office:value-type="float" office:value="0.00128508766625981" calcext:value-type="float">
            <text:p>0.0012850877</text:p>
          </table:table-cell>
          <table:table-cell table:formula="of:=([.J26]/[.I26])*100" office:value-type="float" office:value="1.60635958282476" calcext:value-type="float">
            <text:p>1.6063595828</text:p>
          </table:table-cell>
          <table:table-cell/>
          <table:table-cell table:formula="of:=[.J26]/[.H26]" office:value-type="float" office:value="0.128508766625981" calcext:value-type="float">
            <text:p>0.1285087666</text:p>
          </table:table-cell>
          <table:table-cell table:formula="of:=([.B26]+[.D26])/([.C26]+[.E26]+[.F26])" office:value-type="float" office:value="1.30966024360658" calcext:value-type="float">
            <text:p>1.3096602436</text:p>
          </table:table-cell>
          <table:table-cell table:formula="of:=([.B26]+[.D26])/(2*[.C26]+2*[.E26]+2*[.F26])" office:value-type="float" office:value="0.654830121803291" calcext:value-type="float">
            <text:p>0.6548301218</text:p>
          </table:table-cell>
          <table:table-cell table:formula="of:=([.B26]+[.D26])/([.B26]+(2*[.C26])+[.D26]+(2*[.E26])+(2*[.F26]))" office:value-type="float" office:value="0.395708364970849" calcext:value-type="float">
            <text:p>0.395708365</text:p>
          </table:table-cell>
          <table:table-cell table:formula="of:=[.D26]/([.B26]+[.D26])" office:value-type="float" office:value="0.227907094992022" calcext:value-type="float">
            <text:p>0.227907095</text:p>
          </table:table-cell>
          <table:table-cell table:formula="of:=([.E26]+(2*[.F26]))/(2*([.C26]+[.E26]+[.F26]))" office:value-type="float" office:value="0.0634197471550026" calcext:value-type="float">
            <text:p>0.0634197472</text:p>
          </table:table-cell>
          <table:table-cell table:formula="of:=([.P26]*[.Q26])+((1-[.P26])*[.R26])" office:value-type="float" office:value="0.128508766625981" calcext:value-type="float">
            <text:p>0.1285087666</text:p>
          </table:table-cell>
          <table:table-cell table:formula="of:=[.S26]=[.M2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84434152568672" calcext:value-type="float">
            <text:p>0.0984434153</text:p>
          </table:table-cell>
          <table:table-cell office:value-type="float" office:value="0.00297771186749778" calcext:value-type="float">
            <text:p>0.0029777119</text:p>
          </table:table-cell>
          <table:table-cell office:value-type="float" office:value="0.0025092953343319" calcext:value-type="float">
            <text:p>0.0025092953</text:p>
          </table:table-cell>
          <table:table-cell office:value-type="float" office:value="0.0010992604720777" calcext:value-type="float">
            <text:p>0.0010992605</text:p>
          </table:table-cell>
          <table:table-cell office:value-type="float" office:value="0.000447112720705556" calcext:value-type="float">
            <text:p>0.0004471127</text:p>
          </table:table-cell>
          <table:table-cell table:style-name="ce1" office:value-type="float" office:value="0.00000510577517480119" calcext:value-type="float">
            <text:p>5.11E-06</text:p>
          </table:table-cell>
          <table:table-cell/>
          <table:table-cell table:formula="of:=[.B27]+(2*[.C27])+[.D27]+(2*[.E27])+(2*[.F27])" office:value-type="float" office:value="0.01" calcext:value-type="float">
            <text:p>0.01</text:p>
          </table:table-cell>
          <table:table-cell table:formula="of:=[.A27]+[.D27]+[.E27]+(2*[.F27])" office:value-type="float" office:value="0.1" calcext:value-type="float">
            <text:p>0.1</text:p>
          </table:table-cell>
          <table:table-cell table:formula="of:=[.D27]+[.E27]+(2*[.F27])" office:value-type="float" office:value="0.00155658474313286" calcext:value-type="float">
            <text:p>0.0015565847</text:p>
          </table:table-cell>
          <table:table-cell table:formula="of:=([.J27]/[.I27])*100" office:value-type="float" office:value="1.55658474313286" calcext:value-type="float">
            <text:p>1.5565847431</text:p>
          </table:table-cell>
          <table:table-cell/>
          <table:table-cell table:formula="of:=[.J27]/[.H27]" office:value-type="float" office:value="0.155658474313286" calcext:value-type="float">
            <text:p>0.1556584743</text:p>
          </table:table-cell>
          <table:table-cell table:formula="of:=([.B27]+[.D27])/([.C27]+[.E27]+[.F27])" office:value-type="float" office:value="1.37665146047394" calcext:value-type="float">
            <text:p>1.3766514605</text:p>
          </table:table-cell>
          <table:table-cell table:formula="of:=([.B27]+[.D27])/(2*[.C27]+2*[.E27]+2*[.F27])" office:value-type="float" office:value="0.688325730236971" calcext:value-type="float">
            <text:p>0.6883257302</text:p>
          </table:table-cell>
          <table:table-cell table:formula="of:=([.B27]+[.D27])/([.B27]+(2*[.C27])+[.D27]+(2*[.E27])+(2*[.F27]))" office:value-type="float" office:value="0.407697233957548" calcext:value-type="float">
            <text:p>0.407697234</text:p>
          </table:table-cell>
          <table:table-cell table:formula="of:=[.D27]/([.B27]+[.D27])" office:value-type="float" office:value="0.269626669135597" calcext:value-type="float">
            <text:p>0.2696266691</text:p>
          </table:table-cell>
          <table:table-cell table:formula="of:=([.E27]+(2*[.F27]))/(2*([.C27]+[.E27]+[.F27]))" office:value-type="float" office:value="0.0772112333884291" calcext:value-type="float">
            <text:p>0.0772112334</text:p>
          </table:table-cell>
          <table:table-cell table:formula="of:=([.P27]*[.Q27])+((1-[.P27])*[.R27])" office:value-type="float" office:value="0.155658474313286" calcext:value-type="float">
            <text:p>0.1556584743</text:p>
          </table:table-cell>
          <table:table-cell table:formula="of:=[.S27]=[.M2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97305393436244" calcext:value-type="float">
            <text:p>0.1973053934</text:p>
          </table:table-cell>
          <table:table-cell office:value-type="float" office:value="0.00264358316998856" calcext:value-type="float">
            <text:p>0.0026435832</text:p>
          </table:table-cell>
          <table:table-cell office:value-type="float" office:value="0.00197775454939104" calcext:value-type="float">
            <text:p>0.0019777545</text:p>
          </table:table-cell>
          <table:table-cell office:value-type="float" office:value="0.0019559745653851" calcext:value-type="float">
            <text:p>0.0019559746</text:p>
          </table:table-cell>
          <table:table-cell office:value-type="float" office:value="0.000706301167473134" calcext:value-type="float">
            <text:p>0.0007063012</text:p>
          </table:table-cell>
          <table:table-cell office:value-type="float" office:value="0.0000161654154490007" calcext:value-type="float">
            <text:p>1.61654154490007E-05</text:p>
          </table:table-cell>
          <table:table-cell/>
          <table:table-cell table:formula="of:=[.B28]+(2*[.C28])+[.D28]+(2*[.E28])+(2*[.F28])" office:value-type="float" office:value="0.01" calcext:value-type="float">
            <text:p>0.01</text:p>
          </table:table-cell>
          <table:table-cell table:formula="of:=[.A28]+[.D28]+[.E28]+(2*[.F28])" office:value-type="float" office:value="0.2" calcext:value-type="float">
            <text:p>0.2</text:p>
          </table:table-cell>
          <table:table-cell table:formula="of:=[.D28]+[.E28]+(2*[.F28])" office:value-type="float" office:value="0.00269460656375624" calcext:value-type="float">
            <text:p>0.0026946066</text:p>
          </table:table-cell>
          <table:table-cell table:formula="of:=([.J28]/[.I28])*100" office:value-type="float" office:value="1.34730328187812" calcext:value-type="float">
            <text:p>1.3473032819</text:p>
          </table:table-cell>
          <table:table-cell/>
          <table:table-cell table:formula="of:=[.J28]/[.H28]" office:value-type="float" office:value="0.269460656375623" calcext:value-type="float">
            <text:p>0.2694606564</text:p>
          </table:table-cell>
          <table:table-cell table:formula="of:=([.B28]+[.D28])/([.C28]+[.E28]+[.F28])" office:value-type="float" office:value="1.70340039203878" calcext:value-type="float">
            <text:p>1.703400392</text:p>
          </table:table-cell>
          <table:table-cell table:formula="of:=([.B28]+[.D28])/(2*[.C28]+2*[.E28]+2*[.F28])" office:value-type="float" office:value="0.85170019601939" calcext:value-type="float">
            <text:p>0.851700196</text:p>
          </table:table-cell>
          <table:table-cell table:formula="of:=([.B28]+[.D28])/([.B28]+(2*[.C28])+[.D28]+(2*[.E28])+(2*[.F28]))" office:value-type="float" office:value="0.459955773537366" calcext:value-type="float">
            <text:p>0.4599557735</text:p>
          </table:table-cell>
          <table:table-cell table:formula="of:=[.D28]/([.B28]+[.D28])" office:value-type="float" office:value="0.425252747746235" calcext:value-type="float">
            <text:p>0.4252527477</text:p>
          </table:table-cell>
          <table:table-cell table:formula="of:=([.E28]+(2*[.F28]))/(2*([.C28]+[.E28]+[.F28]))" office:value-type="float" office:value="0.136772501617002" calcext:value-type="float">
            <text:p>0.1367725016</text:p>
          </table:table-cell>
          <table:table-cell table:formula="of:=([.P28]*[.Q28])+((1-[.P28])*[.R28])" office:value-type="float" office:value="0.269460656375623" calcext:value-type="float">
            <text:p>0.2694606564</text:p>
          </table:table-cell>
          <table:table-cell table:formula="of:=[.S28]=[.M2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96438355413172" calcext:value-type="float">
            <text:p>0.2964383554</text:p>
          </table:table-cell>
          <table:table-cell office:value-type="float" office:value="0.0023782327387693" calcext:value-type="float">
            <text:p>0.0023782327</text:p>
          </table:table-cell>
          <table:table-cell office:value-type="float" office:value="0.00160064544161041" calcext:value-type="float">
            <text:p>0.0016006454</text:p>
          </table:table-cell>
          <table:table-cell office:value-type="float" office:value="0.00264374775701451" calcext:value-type="float">
            <text:p>0.0026437478</text:p>
          </table:table-cell>
          <table:table-cell office:value-type="float" office:value="0.000858831791182153" calcext:value-type="float">
            <text:p>0.0008588318</text:p>
          </table:table-cell>
          <table:table-cell office:value-type="float" office:value="0.000029532519315532" calcext:value-type="float">
            <text:p>2.9532519315532E-05</text:p>
          </table:table-cell>
          <table:table-cell/>
          <table:table-cell table:formula="of:=[.B29]+(2*[.C29])+[.D29]+(2*[.E29])+(2*[.F29])" office:value-type="float" office:value="0.01" calcext:value-type="float">
            <text:p>0.01</text:p>
          </table:table-cell>
          <table:table-cell table:formula="of:=[.A29]+[.D29]+[.E29]+(2*[.F29])" office:value-type="float" office:value="0.3" calcext:value-type="float">
            <text:p>0.3</text:p>
          </table:table-cell>
          <table:table-cell table:formula="of:=[.D29]+[.E29]+(2*[.F29])" office:value-type="float" office:value="0.00356164458682773" calcext:value-type="float">
            <text:p>0.0035616446</text:p>
          </table:table-cell>
          <table:table-cell table:formula="of:=([.J29]/[.I29])*100" office:value-type="float" office:value="1.18721486227591" calcext:value-type="float">
            <text:p>1.1872148623</text:p>
          </table:table-cell>
          <table:table-cell/>
          <table:table-cell table:formula="of:=[.J29]/[.H29]" office:value-type="float" office:value="0.356164458682773" calcext:value-type="float">
            <text:p>0.3561644587</text:p>
          </table:table-cell>
          <table:table-cell table:formula="of:=([.B29]+[.D29])/([.C29]+[.E29]+[.F29])" office:value-type="float" office:value="2.01766204070932" calcext:value-type="float">
            <text:p>2.0176620407</text:p>
          </table:table-cell>
          <table:table-cell table:formula="of:=([.B29]+[.D29])/(2*[.C29]+2*[.E29]+2*[.F29])" office:value-type="float" office:value="1.00883102035466" calcext:value-type="float">
            <text:p>1.0088310204</text:p>
          </table:table-cell>
          <table:table-cell table:formula="of:=([.B29]+[.D29])/([.B29]+(2*[.C29])+[.D29]+(2*[.E29])+(2*[.F29]))" office:value-type="float" office:value="0.502198049578381" calcext:value-type="float">
            <text:p>0.5021980496</text:p>
          </table:table-cell>
          <table:table-cell table:formula="of:=[.D29]/([.B29]+[.D29])" office:value-type="float" office:value="0.526435289669894" calcext:value-type="float">
            <text:p>0.5264352897</text:p>
          </table:table-cell>
          <table:table-cell table:formula="of:=([.E29]+(2*[.F29]))/(2*([.C29]+[.E29]+[.F29]))" office:value-type="float" office:value="0.184389962521399" calcext:value-type="float">
            <text:p>0.1843899625</text:p>
          </table:table-cell>
          <table:table-cell table:formula="of:=([.P29]*[.Q29])+((1-[.P29])*[.R29])" office:value-type="float" office:value="0.356164458682773" calcext:value-type="float">
            <text:p>0.3561644587</text:p>
          </table:table-cell>
          <table:table-cell table:formula="of:=[.S29]=[.M2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95205744095199" calcext:value-type="float">
            <text:p>0.4952057441</text:p>
          </table:table-cell>
          <table:table-cell office:value-type="float" office:value="0.0019829075653479" calcext:value-type="float">
            <text:p>0.0019829076</text:p>
          </table:table-cell>
          <table:table-cell office:value-type="float" office:value="0.00111273404279805" calcext:value-type="float">
            <text:p>0.001112734</text:p>
          </table:table-cell>
          <table:table-cell office:value-type="float" office:value="0.00368230206138791" calcext:value-type="float">
            <text:p>0.0036823021</text:p>
          </table:table-cell>
          <table:table-cell office:value-type="float" office:value="0.000997368444255398" calcext:value-type="float">
            <text:p>0.0009973684</text:p>
          </table:table-cell>
          <table:table-cell office:value-type="float" office:value="0.0000572926995786496" calcext:value-type="float">
            <text:p>5.72926995786496E-05</text:p>
          </table:table-cell>
          <table:table-cell/>
          <table:table-cell table:formula="of:=[.B30]+(2*[.C30])+[.D30]+(2*[.E30])+(2*[.F30])" office:value-type="float" office:value="0.01" calcext:value-type="float">
            <text:p>0.01</text:p>
          </table:table-cell>
          <table:table-cell table:formula="of:=[.A30]+[.D30]+[.E30]+(2*[.F30])" office:value-type="float" office:value="0.5" calcext:value-type="float">
            <text:p>0.5</text:p>
          </table:table-cell>
          <table:table-cell table:formula="of:=[.D30]+[.E30]+(2*[.F30])" office:value-type="float" office:value="0.00479425590480061" calcext:value-type="float">
            <text:p>0.0047942559</text:p>
          </table:table-cell>
          <table:table-cell table:formula="of:=([.J30]/[.I30])*100" office:value-type="float" office:value="0.958851180960122" calcext:value-type="float">
            <text:p>0.958851181</text:p>
          </table:table-cell>
          <table:table-cell/>
          <table:table-cell table:formula="of:=[.J30]/[.H30]" office:value-type="float" office:value="0.47942559048006" calcext:value-type="float">
            <text:p>0.4794255905</text:p>
          </table:table-cell>
          <table:table-cell table:formula="of:=([.B30]+[.D30])/([.C30]+[.E30]+[.F30])" office:value-type="float" office:value="2.61383326016283" calcext:value-type="float">
            <text:p>2.6138332602</text:p>
          </table:table-cell>
          <table:table-cell table:formula="of:=([.B30]+[.D30])/(2*[.C30]+2*[.E30]+2*[.F30])" office:value-type="float" office:value="1.30691663008142" calcext:value-type="float">
            <text:p>1.3069166301</text:p>
          </table:table-cell>
          <table:table-cell table:formula="of:=([.B30]+[.D30])/([.B30]+(2*[.C30])+[.D30]+(2*[.E30])+(2*[.F30]))" office:value-type="float" office:value="0.566520962673581" calcext:value-type="float">
            <text:p>0.5665209627</text:p>
          </table:table-cell>
          <table:table-cell table:formula="of:=[.D30]/([.B30]+[.D30])" office:value-type="float" office:value="0.649985138062682" calcext:value-type="float">
            <text:p>0.6499851381</text:p>
          </table:table-cell>
          <table:table-cell table:formula="of:=([.E30]+(2*[.F30]))/(2*([.C30]+[.E30]+[.F30]))" office:value-type="float" office:value="0.25651848132517" calcext:value-type="float">
            <text:p>0.2565184813</text:p>
          </table:table-cell>
          <table:table-cell table:formula="of:=([.P30]*[.Q30])+((1-[.P30])*[.R30])" office:value-type="float" office:value="0.47942559048006" calcext:value-type="float">
            <text:p>0.4794255905</text:p>
          </table:table-cell>
          <table:table-cell table:formula="of:=[.S30]=[.M3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94048515202721" calcext:value-type="float">
            <text:p>0.7940485152</text:p>
          </table:table-cell>
          <table:table-cell office:value-type="float" office:value="0.00158983940423402" calcext:value-type="float">
            <text:p>0.0015898394</text:p>
          </table:table-cell>
          <table:table-cell office:value-type="float" office:value="0.000715307780745214" calcext:value-type="float">
            <text:p>0.0007153078</text:p>
          </table:table-cell>
          <table:table-cell office:value-type="float" office:value="0.0047340360687855" calcext:value-type="float">
            <text:p>0.0047340361</text:p>
          </table:table-cell>
          <table:table-cell office:value-type="float" office:value="0.00102806023699678" calcext:value-type="float">
            <text:p>0.0010280602</text:p>
          </table:table-cell>
          <table:table-cell office:value-type="float" office:value="0.0000946942457482452" calcext:value-type="float">
            <text:p>9.46942457482452E-05</text:p>
          </table:table-cell>
          <table:table-cell/>
          <table:table-cell table:formula="of:=[.B31]+(2*[.C31])+[.D31]+(2*[.E31])+(2*[.F31])" office:value-type="float" office:value="0.01" calcext:value-type="float">
            <text:p>0.01</text:p>
          </table:table-cell>
          <table:table-cell table:formula="of:=[.A31]+[.D31]+[.E31]+(2*[.F31])" office:value-type="float" office:value="0.8" calcext:value-type="float">
            <text:p>0.8</text:p>
          </table:table-cell>
          <table:table-cell table:formula="of:=[.D31]+[.E31]+(2*[.F31])" office:value-type="float" office:value="0.00595148479727877" calcext:value-type="float">
            <text:p>0.0059514848</text:p>
          </table:table-cell>
          <table:table-cell table:formula="of:=([.J31]/[.I31])*100" office:value-type="float" office:value="0.743935599659846" calcext:value-type="float">
            <text:p>0.7439355997</text:p>
          </table:table-cell>
          <table:table-cell/>
          <table:table-cell table:formula="of:=[.J31]/[.H31]" office:value-type="float" office:value="0.595148479727877" calcext:value-type="float">
            <text:p>0.5951484797</text:p>
          </table:table-cell>
          <table:table-cell table:formula="of:=([.B31]+[.D31])/([.C31]+[.E31]+[.F31])" office:value-type="float" office:value="3.44051210812158" calcext:value-type="float">
            <text:p>3.4405121081</text:p>
          </table:table-cell>
          <table:table-cell table:formula="of:=([.B31]+[.D31])/(2*[.C31]+2*[.E31]+2*[.F31])" office:value-type="float" office:value="1.72025605406079" calcext:value-type="float">
            <text:p>1.7202560541</text:p>
          </table:table-cell>
          <table:table-cell table:formula="of:=([.B31]+[.D31])/([.B31]+(2*[.C31])+[.D31]+(2*[.E31])+(2*[.F31]))" office:value-type="float" office:value="0.632387547301952" calcext:value-type="float">
            <text:p>0.6323875473</text:p>
          </table:table-cell>
          <table:table-cell table:formula="of:=[.D31]/([.B31]+[.D31])" office:value-type="float" office:value="0.748597294330512" calcext:value-type="float">
            <text:p>0.7485972943</text:p>
          </table:table-cell>
          <table:table-cell table:formula="of:=([.E31]+(2*[.F31]))/(2*([.C31]+[.E31]+[.F31]))" office:value-type="float" office:value="0.331177227419243" calcext:value-type="float">
            <text:p>0.3311772274</text:p>
          </table:table-cell>
          <table:table-cell table:formula="of:=([.P31]*[.Q31])+((1-[.P31])*[.R31])" office:value-type="float" office:value="0.595148479727877" calcext:value-type="float">
            <text:p>0.5951484797</text:p>
          </table:table-cell>
          <table:table-cell table:formula="of:=[.S31]=[.M3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93527868641604" calcext:value-type="float">
            <text:p>0.9935278686</text:p>
          </table:table-cell>
          <table:table-cell office:value-type="float" office:value="0.00140523875859198" calcext:value-type="float">
            <text:p>0.0014052388</text:p>
          </table:table-cell>
          <table:table-cell office:value-type="float" office:value="0.000558838959127705" calcext:value-type="float">
            <text:p>0.000558839</text:p>
          </table:table-cell>
          <table:table-cell office:value-type="float" office:value="0.00523553950783675" calcext:value-type="float">
            <text:p>0.0052355395</text:p>
          </table:table-cell>
          <table:table-cell office:value-type="float" office:value="0.00100495196475664" calcext:value-type="float">
            <text:p>0.001004952</text:p>
          </table:table-cell>
          <table:table-cell office:value-type="float" office:value="0.000115819942901295" calcext:value-type="float">
            <text:p>0.0001158199</text:p>
          </table:table-cell>
          <table:table-cell/>
          <table:table-cell table:formula="of:=[.B32]+(2*[.C32])+[.D32]+(2*[.E32])+(2*[.F32])" office:value-type="float" office:value="0.01" calcext:value-type="float">
            <text:p>0.01</text:p>
          </table:table-cell>
          <table:table-cell table:formula="of:=[.A32]+[.D32]+[.E32]+(2*[.F32])" office:value-type="float" office:value="1" calcext:value-type="float">
            <text:p>1</text:p>
          </table:table-cell>
          <table:table-cell table:formula="of:=[.D32]+[.E32]+(2*[.F32])" office:value-type="float" office:value="0.00647213135839598" calcext:value-type="float">
            <text:p>0.0064721314</text:p>
          </table:table-cell>
          <table:table-cell table:formula="of:=([.J32]/[.I32])*100" office:value-type="float" office:value="0.647213135839598" calcext:value-type="float">
            <text:p>0.6472131358</text:p>
          </table:table-cell>
          <table:table-cell/>
          <table:table-cell table:formula="of:=[.J32]/[.H32]" office:value-type="float" office:value="0.647213135839597" calcext:value-type="float">
            <text:p>0.6472131358</text:p>
          </table:table-cell>
          <table:table-cell table:formula="of:=([.B32]+[.D32])/([.C32]+[.E32]+[.F32])" office:value-type="float" office:value="3.95376000343314" calcext:value-type="float">
            <text:p>3.9537600034</text:p>
          </table:table-cell>
          <table:table-cell table:formula="of:=([.B32]+[.D32])/(2*[.C32]+2*[.E32]+2*[.F32])" office:value-type="float" office:value="1.97688000171657" calcext:value-type="float">
            <text:p>1.9768800017</text:p>
          </table:table-cell>
          <table:table-cell table:formula="of:=([.B32]+[.D32])/([.B32]+(2*[.C32])+[.D32]+(2*[.E32])+(2*[.F32]))" office:value-type="float" office:value="0.664077826642872" calcext:value-type="float">
            <text:p>0.6640778266</text:p>
          </table:table-cell>
          <table:table-cell table:formula="of:=[.D32]/([.B32]+[.D32])" office:value-type="float" office:value="0.788392459104392" calcext:value-type="float">
            <text:p>0.7883924591</text:p>
          </table:table-cell>
          <table:table-cell table:formula="of:=([.E32]+(2*[.F32]))/(2*([.C32]+[.E32]+[.F32]))" office:value-type="float" office:value="0.368118555021545" calcext:value-type="float">
            <text:p>0.368118555</text:p>
          </table:table-cell>
          <table:table-cell table:formula="of:=([.P32]*[.Q32])+((1-[.P32])*[.R32])" office:value-type="float" office:value="0.647213135839597" calcext:value-type="float">
            <text:p>0.6472131358</text:p>
          </table:table-cell>
          <table:table-cell table:formula="of:=[.S32]=[.M3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9215284476779" calcext:value-type="float">
            <text:p>1.9921528448</text:p>
          </table:table-cell>
          <table:table-cell office:value-type="float" office:value="0.00089162691114499" calcext:value-type="float">
            <text:p>0.0008916269</text:p>
          </table:table-cell>
          <table:table-cell office:value-type="float" office:value="0.000224984589275862" calcext:value-type="float">
            <text:p>0.0002249846</text:p>
          </table:table-cell>
          <table:table-cell office:value-type="float" office:value="0.00666096407815879" calcext:value-type="float">
            <text:p>0.0066609641</text:p>
          </table:table-cell>
          <table:table-cell office:value-type="float" office:value="0.000811248678094225" calcext:value-type="float">
            <text:p>0.0008112487</text:p>
          </table:table-cell>
          <table:table-cell office:value-type="float" office:value="0.000187471237978024" calcext:value-type="float">
            <text:p>0.0001874712</text:p>
          </table:table-cell>
          <table:table-cell/>
          <table:table-cell table:formula="of:=[.B33]+(2*[.C33])+[.D33]+(2*[.E33])+(2*[.F33])" office:value-type="float" office:value="0.01" calcext:value-type="float">
            <text:p>0.01</text:p>
          </table:table-cell>
          <table:table-cell table:formula="of:=[.A33]+[.D33]+[.E33]+(2*[.F33])" office:value-type="float" office:value="2" calcext:value-type="float">
            <text:p>2</text:p>
          </table:table-cell>
          <table:table-cell table:formula="of:=[.D33]+[.E33]+(2*[.F33])" office:value-type="float" office:value="0.00784715523220906" calcext:value-type="float">
            <text:p>0.0078471552</text:p>
          </table:table-cell>
          <table:table-cell table:formula="of:=([.J33]/[.I33])*100" office:value-type="float" office:value="0.392357761610453" calcext:value-type="float">
            <text:p>0.3923577616</text:p>
          </table:table-cell>
          <table:table-cell/>
          <table:table-cell table:formula="of:=[.J33]/[.H33]" office:value-type="float" office:value="0.784715523220906" calcext:value-type="float">
            <text:p>0.7847155232</text:p>
          </table:table-cell>
          <table:table-cell table:formula="of:=([.B33]+[.D33])/([.C33]+[.E33]+[.F33])" office:value-type="float" office:value="6.17190747953916" calcext:value-type="float">
            <text:p>6.1719074795</text:p>
          </table:table-cell>
          <table:table-cell table:formula="of:=([.B33]+[.D33])/(2*[.C33]+2*[.E33]+2*[.F33])" office:value-type="float" office:value="3.08595373976958" calcext:value-type="float">
            <text:p>3.0859537398</text:p>
          </table:table-cell>
          <table:table-cell table:formula="of:=([.B33]+[.D33])/([.B33]+(2*[.C33])+[.D33]+(2*[.E33])+(2*[.F33]))" office:value-type="float" office:value="0.755259098930378" calcext:value-type="float">
            <text:p>0.7552590989</text:p>
          </table:table-cell>
          <table:table-cell table:formula="of:=[.D33]/([.B33]+[.D33])" office:value-type="float" office:value="0.881944234447789" calcext:value-type="float">
            <text:p>0.8819442344</text:p>
          </table:table-cell>
          <table:table-cell table:formula="of:=([.E33]+(2*[.F33]))/(2*([.C33]+[.E33]+[.F33]))" office:value-type="float" office:value="0.484672218197331" calcext:value-type="float">
            <text:p>0.4846722182</text:p>
          </table:table-cell>
          <table:table-cell table:formula="of:=([.P33]*[.Q33])+((1-[.P33])*[.R33])" office:value-type="float" office:value="0.784715523220906" calcext:value-type="float">
            <text:p>0.7847155232</text:p>
          </table:table-cell>
          <table:table-cell table:formula="of:=[.S33]=[.M3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9155179189253" calcext:value-type="float">
            <text:p>2.9915517919</text:p>
          </table:table-cell>
          <table:table-cell office:value-type="float" office:value="0.00065407707865167" calcext:value-type="float">
            <text:p>0.0006540771</text:p>
          </table:table-cell>
          <table:table-cell office:value-type="float" office:value="0.000121072161423353" calcext:value-type="float">
            <text:p>0.0001210722</text:p>
          </table:table-cell>
          <table:table-cell office:value-type="float" office:value="0.00733764546253589" calcext:value-type="float">
            <text:p>0.0073376455</text:p>
          </table:table-cell>
          <table:table-cell office:value-type="float" office:value="0.000655570491032346" calcext:value-type="float">
            <text:p>0.0006555705</text:p>
          </table:table-cell>
          <table:table-cell office:value-type="float" office:value="0.000227496076950523" calcext:value-type="float">
            <text:p>0.0002274961</text:p>
          </table:table-cell>
          <table:table-cell/>
          <table:table-cell table:formula="of:=[.B34]+(2*[.C34])+[.D34]+(2*[.E34])+(2*[.F34])" office:value-type="float" office:value="0.01" calcext:value-type="float">
            <text:p>0.01</text:p>
          </table:table-cell>
          <table:table-cell table:formula="of:=[.A34]+[.D34]+[.E34]+(2*[.F34])" office:value-type="float" office:value="3" calcext:value-type="float">
            <text:p>3</text:p>
          </table:table-cell>
          <table:table-cell table:formula="of:=[.D34]+[.E34]+(2*[.F34])" office:value-type="float" office:value="0.00844820810746928" calcext:value-type="float">
            <text:p>0.0084482081</text:p>
          </table:table-cell>
          <table:table-cell table:formula="of:=([.J34]/[.I34])*100" office:value-type="float" office:value="0.281606936915643" calcext:value-type="float">
            <text:p>0.2816069369</text:p>
          </table:table-cell>
          <table:table-cell/>
          <table:table-cell table:formula="of:=[.J34]/[.H34]" office:value-type="float" office:value="0.844820810746928" calcext:value-type="float">
            <text:p>0.8448208107</text:p>
          </table:table-cell>
          <table:table-cell table:formula="of:=([.B34]+[.D34])/([.C34]+[.E34]+[.F34])" office:value-type="float" office:value="7.95878329074441" calcext:value-type="float">
            <text:p>7.9587832907</text:p>
          </table:table-cell>
          <table:table-cell table:formula="of:=([.B34]+[.D34])/(2*[.C34]+2*[.E34]+2*[.F34])" office:value-type="float" office:value="3.9793916453722" calcext:value-type="float">
            <text:p>3.9793916454</text:p>
          </table:table-cell>
          <table:table-cell table:formula="of:=([.B34]+[.D34])/([.B34]+(2*[.C34])+[.D34]+(2*[.E34])+(2*[.F34]))" office:value-type="float" office:value="0.799172254118756" calcext:value-type="float">
            <text:p>0.7991722541</text:p>
          </table:table-cell>
          <table:table-cell table:formula="of:=[.D34]/([.B34]+[.D34])" office:value-type="float" office:value="0.918155682297439" calcext:value-type="float">
            <text:p>0.9181556823</text:p>
          </table:table-cell>
          <table:table-cell table:formula="of:=([.E34]+(2*[.F34]))/(2*([.C34]+[.E34]+[.F34]))" office:value-type="float" office:value="0.552992635584379" calcext:value-type="float">
            <text:p>0.5529926356</text:p>
          </table:table-cell>
          <table:table-cell table:formula="of:=([.P34]*[.Q34])+((1-[.P34])*[.R34])" office:value-type="float" office:value="0.844820810746928" calcext:value-type="float">
            <text:p>0.8448208107</text:p>
          </table:table-cell>
          <table:table-cell table:formula="of:=[.S34]=[.M3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9099713691217" calcext:value-type="float">
            <text:p>4.9909971369</text:p>
          </table:table-cell>
          <table:table-cell office:value-type="float" office:value="0.000427220213468662" calcext:value-type="float">
            <text:p>0.0004272202</text:p>
          </table:table-cell>
          <table:table-cell office:value-type="float" office:value="0.0000516523423553265" calcext:value-type="float">
            <text:p>5.16523423553265E-05</text:p>
          </table:table-cell>
          <table:table-cell office:value-type="float" office:value="0.00799595573344911" calcext:value-type="float">
            <text:p>0.0079959557</text:p>
          </table:table-cell>
          <table:table-cell office:value-type="float" office:value="0.000466612013986537" calcext:value-type="float">
            <text:p>0.000466612</text:p>
          </table:table-cell>
          <table:table-cell office:value-type="float" office:value="0.000270147670199253" calcext:value-type="float">
            <text:p>0.0002701477</text:p>
          </table:table-cell>
          <table:table-cell/>
          <table:table-cell table:formula="of:=[.B35]+(2*[.C35])+[.D35]+(2*[.E35])+(2*[.F35])" office:value-type="float" office:value="0.01" calcext:value-type="float">
            <text:p>0.01</text:p>
          </table:table-cell>
          <table:table-cell table:formula="of:=[.A35]+[.D35]+[.E35]+(2*[.F35])" office:value-type="float" office:value="5" calcext:value-type="float">
            <text:p>5</text:p>
          </table:table-cell>
          <table:table-cell table:formula="of:=[.D35]+[.E35]+(2*[.F35])" office:value-type="float" office:value="0.00900286308783415" calcext:value-type="float">
            <text:p>0.0090028631</text:p>
          </table:table-cell>
          <table:table-cell table:formula="of:=([.J35]/[.I35])*100" office:value-type="float" office:value="0.180057261756683" calcext:value-type="float">
            <text:p>0.1800572618</text:p>
          </table:table-cell>
          <table:table-cell/>
          <table:table-cell table:formula="of:=[.J35]/[.H35]" office:value-type="float" office:value="0.900286308783415" calcext:value-type="float">
            <text:p>0.9002863088</text:p>
          </table:table-cell>
          <table:table-cell table:formula="of:=([.B35]+[.D35])/([.C35]+[.E35]+[.F35])" office:value-type="float" office:value="10.6837233113649" calcext:value-type="float">
            <text:p>10.6837233114</text:p>
          </table:table-cell>
          <table:table-cell table:formula="of:=([.B35]+[.D35])/(2*[.C35]+2*[.E35]+2*[.F35])" office:value-type="float" office:value="5.34186165568245" calcext:value-type="float">
            <text:p>5.3418616557</text:p>
          </table:table-cell>
          <table:table-cell table:formula="of:=([.B35]+[.D35])/([.B35]+(2*[.C35])+[.D35]+(2*[.E35])+(2*[.F35]))" office:value-type="float" office:value="0.842317594691777" calcext:value-type="float">
            <text:p>0.8423175947</text:p>
          </table:table-cell>
          <table:table-cell table:formula="of:=[.D35]/([.B35]+[.D35])" office:value-type="float" office:value="0.94928038828098" calcext:value-type="float">
            <text:p>0.9492803883</text:p>
          </table:table-cell>
          <table:table-cell table:formula="of:=([.E35]+(2*[.F35]))/(2*([.C35]+[.E35]+[.F35]))" office:value-type="float" office:value="0.638566714159916" calcext:value-type="float">
            <text:p>0.6385667142</text:p>
          </table:table-cell>
          <table:table-cell table:formula="of:=([.P35]*[.Q35])+((1-[.P35])*[.R35])" office:value-type="float" office:value="0.900286308783415" calcext:value-type="float">
            <text:p>0.9002863088</text:p>
          </table:table-cell>
          <table:table-cell table:formula="of:=[.S35]=[.M3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9064966178095" calcext:value-type="float">
            <text:p>7.9906496618</text:p>
          </table:table-cell>
          <table:table-cell office:value-type="float" office:value="0.000281215090559028" calcext:value-type="float">
            <text:p>0.0002812151</text:p>
          </table:table-cell>
          <table:table-cell office:value-type="float" office:value="0.0000223801853857487" calcext:value-type="float">
            <text:p>2.23801853857487E-05</text:p>
          </table:table-cell>
          <table:table-cell office:value-type="float" office:value="0.008426592255987" calcext:value-type="float">
            <text:p>0.0084265923</text:p>
          </table:table-cell>
          <table:table-cell office:value-type="float" office:value="0.000323686319617642" calcext:value-type="float">
            <text:p>0.0003236863</text:p>
          </table:table-cell>
          <table:table-cell office:value-type="float" office:value="0.000300029821723596" calcext:value-type="float">
            <text:p>0.0003000298</text:p>
          </table:table-cell>
          <table:table-cell/>
          <table:table-cell table:formula="of:=[.B36]+(2*[.C36])+[.D36]+(2*[.E36])+(2*[.F36])" office:value-type="float" office:value="0.01" calcext:value-type="float">
            <text:p>0.01</text:p>
          </table:table-cell>
          <table:table-cell table:formula="of:=[.A36]+[.D36]+[.E36]+(2*[.F36])" office:value-type="float" office:value="8" calcext:value-type="float">
            <text:p>8</text:p>
          </table:table-cell>
          <table:table-cell table:formula="of:=[.D36]+[.E36]+(2*[.F36])" office:value-type="float" office:value="0.00935033821905183" calcext:value-type="float">
            <text:p>0.0093503382</text:p>
          </table:table-cell>
          <table:table-cell table:formula="of:=([.J36]/[.I36])*100" office:value-type="float" office:value="0.116879227738148" calcext:value-type="float">
            <text:p>0.1168792277</text:p>
          </table:table-cell>
          <table:table-cell/>
          <table:table-cell table:formula="of:=[.J36]/[.H36]" office:value-type="float" office:value="0.935033821905183" calcext:value-type="float">
            <text:p>0.9350338219</text:p>
          </table:table-cell>
          <table:table-cell table:formula="of:=([.B36]+[.D36])/([.C36]+[.E36]+[.F36])" office:value-type="float" office:value="13.4775682608479" calcext:value-type="float">
            <text:p>13.4775682608</text:p>
          </table:table-cell>
          <table:table-cell table:formula="of:=([.B36]+[.D36])/(2*[.C36]+2*[.E36]+2*[.F36])" office:value-type="float" office:value="6.73878413042393" calcext:value-type="float">
            <text:p>6.7387841304</text:p>
          </table:table-cell>
          <table:table-cell table:formula="of:=([.B36]+[.D36])/([.B36]+(2*[.C36])+[.D36]+(2*[.E36])+(2*[.F36]))" office:value-type="float" office:value="0.870780734654603" calcext:value-type="float">
            <text:p>0.8707807347</text:p>
          </table:table-cell>
          <table:table-cell table:formula="of:=[.D36]/([.B36]+[.D36])" office:value-type="float" office:value="0.967705407415729" calcext:value-type="float">
            <text:p>0.9677054074</text:p>
          </table:table-cell>
          <table:table-cell table:formula="of:=([.E36]+(2*[.F36]))/(2*([.C36]+[.E36]+[.F36]))" office:value-type="float" office:value="0.714867059950931" calcext:value-type="float">
            <text:p>0.71486706</text:p>
          </table:table-cell>
          <table:table-cell table:formula="of:=([.P36]*[.Q36])+((1-[.P36])*[.R36])" office:value-type="float" office:value="0.935033821905183" calcext:value-type="float">
            <text:p>0.9350338219</text:p>
          </table:table-cell>
          <table:table-cell table:formula="of:=[.S36]=[.M3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9052728249567" calcext:value-type="float">
            <text:p>9.9905272825</text:p>
          </table:table-cell>
          <table:table-cell office:value-type="float" office:value="0.000229065718656307" calcext:value-type="float">
            <text:p>0.0002290657</text:p>
          </table:table-cell>
          <table:table-cell office:value-type="float" office:value="0.0000148493222801791" calcext:value-type="float">
            <text:p>1.48493222801791E-05</text:p>
          </table:table-cell>
          <table:table-cell office:value-type="float" office:value="0.00858182741895117" calcext:value-type="float">
            <text:p>0.0085818274</text:p>
          </table:table-cell>
          <table:table-cell office:value-type="float" office:value="0.000268518132453727" calcext:value-type="float">
            <text:p>0.0002685181</text:p>
          </table:table-cell>
          <table:table-cell office:value-type="float" office:value="0.000311185976462355" calcext:value-type="float">
            <text:p>0.000311186</text:p>
          </table:table-cell>
          <table:table-cell/>
          <table:table-cell table:formula="of:=[.B37]+(2*[.C37])+[.D37]+(2*[.E37])+(2*[.F37])" office:value-type="float" office:value="0.01" calcext:value-type="float">
            <text:p>0.01</text:p>
          </table:table-cell>
          <table:table-cell table:formula="of:=[.A37]+[.D37]+[.E37]+(2*[.F37])" office:value-type="float" office:value="10" calcext:value-type="float">
            <text:p>10</text:p>
          </table:table-cell>
          <table:table-cell table:formula="of:=[.D37]+[.E37]+(2*[.F37])" office:value-type="float" office:value="0.00947271750432961" calcext:value-type="float">
            <text:p>0.0094727175</text:p>
          </table:table-cell>
          <table:table-cell table:formula="of:=([.J37]/[.I37])*100" office:value-type="float" office:value="0.0947271750432961" calcext:value-type="float">
            <text:p>0.094727175</text:p>
          </table:table-cell>
          <table:table-cell/>
          <table:table-cell table:formula="of:=[.J37]/[.H37]" office:value-type="float" office:value="0.947271750432961" calcext:value-type="float">
            <text:p>0.9472717504</text:p>
          </table:table-cell>
          <table:table-cell table:formula="of:=([.B37]+[.D37])/([.C37]+[.E37]+[.F37])" office:value-type="float" office:value="14.8193462106167" calcext:value-type="float">
            <text:p>14.8193462106</text:p>
          </table:table-cell>
          <table:table-cell table:formula="of:=([.B37]+[.D37])/(2*[.C37]+2*[.E37]+2*[.F37])" office:value-type="float" office:value="7.40967310530836" calcext:value-type="float">
            <text:p>7.4096731053</text:p>
          </table:table-cell>
          <table:table-cell table:formula="of:=([.B37]+[.D37])/([.B37]+(2*[.C37])+[.D37]+(2*[.E37])+(2*[.F37]))" office:value-type="float" office:value="0.881089313760748" calcext:value-type="float">
            <text:p>0.8810893138</text:p>
          </table:table-cell>
          <table:table-cell table:formula="of:=[.D37]/([.B37]+[.D37])" office:value-type="float" office:value="0.974001986509337" calcext:value-type="float">
            <text:p>0.9740019865</text:p>
          </table:table-cell>
          <table:table-cell table:formula="of:=([.E37]+(2*[.F37]))/(2*([.C37]+[.E37]+[.F37]))" office:value-type="float" office:value="0.749209439079291" calcext:value-type="float">
            <text:p>0.7492094391</text:p>
          </table:table-cell>
          <table:table-cell table:formula="of:=([.P37]*[.Q37])+((1-[.P37])*[.R37])" office:value-type="float" office:value="0.947271750432961" calcext:value-type="float">
            <text:p>0.9472717504</text:p>
          </table:table-cell>
          <table:table-cell table:formula="of:=[.S37]=[.M37]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0.00889615243152483" calcext:value-type="float">
            <text:p>0.0088961524</text:p>
          </table:table-cell>
          <table:table-cell office:value-type="float" office:value="0.0123183835691016" calcext:value-type="float">
            <text:p>0.0123183836</text:p>
          </table:table-cell>
          <table:table-cell office:value-type="float" office:value="0.0429431483728099" calcext:value-type="float">
            <text:p>0.0429431484</text:p>
          </table:table-cell>
          <table:table-cell office:value-type="float" office:value="0.000410948317277695" calcext:value-type="float">
            <text:p>0.0004109483</text:p>
          </table:table-cell>
          <table:table-cell office:value-type="float" office:value="0.000691472116803528" calcext:value-type="float">
            <text:p>0.0006914721</text:p>
          </table:table-cell>
          <table:table-cell table:style-name="ce1" office:value-type="float" office:value="0.000000713567196975066" calcext:value-type="float">
            <text:p>7.14E-07</text:p>
          </table:table-cell>
          <table:table-cell/>
          <table:table-cell table:formula="of:=[.B40]+(2*[.C40])+[.D40]+(2*[.E40])+(2*[.F40])" office:value-type="float" office:value="0.1" calcext:value-type="float">
            <text:p>0.1</text:p>
          </table:table-cell>
          <table:table-cell table:formula="of:=[.A40]+[.D40]+[.E40]+(2*[.F40])" office:value-type="float" office:value="0.01" calcext:value-type="float">
            <text:p>0.01</text:p>
          </table:table-cell>
          <table:table-cell table:formula="of:=[.D40]+[.E40]+(2*[.F40])" office:value-type="float" office:value="0.00110384756847517" calcext:value-type="float">
            <text:p>0.0011038476</text:p>
          </table:table-cell>
          <table:table-cell table:formula="of:=([.J40]/[.I40])*100" office:value-type="float" office:value="11.0384756847517" calcext:value-type="float">
            <text:p>11.0384756848</text:p>
          </table:table-cell>
          <table:table-cell/>
          <table:table-cell table:formula="of:=[.J40]/[.H40]" office:value-type="float" office:value="0.0110384756847517" calcext:value-type="float">
            <text:p>0.0110384757</text:p>
          </table:table-cell>
          <table:table-cell table:formula="of:=([.B40]+[.D40])/([.C40]+[.E40]+[.F40])" office:value-type="float" office:value="0.291720738743664" calcext:value-type="float">
            <text:p>0.2917207387</text:p>
          </table:table-cell>
          <table:table-cell table:formula="of:=([.B40]+[.D40])/(2*[.C40]+2*[.E40]+2*[.F40])" office:value-type="float" office:value="0.145860369371832" calcext:value-type="float">
            <text:p>0.1458603694</text:p>
          </table:table-cell>
          <table:table-cell table:formula="of:=([.B40]+[.D40])/([.B40]+(2*[.C40])+[.D40]+(2*[.E40])+(2*[.F40]))" office:value-type="float" office:value="0.127293318863793" calcext:value-type="float">
            <text:p>0.1272933189</text:p>
          </table:table-cell>
          <table:table-cell table:formula="of:=[.D40]/([.B40]+[.D40])" office:value-type="float" office:value="0.0322835731636018" calcext:value-type="float">
            <text:p>0.0322835732</text:p>
          </table:table-cell>
          <table:table-cell table:formula="of:=([.E40]+(2*[.F40]))/(2*([.C40]+[.E40]+[.F40]))" office:value-type="float" office:value="0.00793965791914607" calcext:value-type="float">
            <text:p>0.0079396579</text:p>
          </table:table-cell>
          <table:table-cell table:formula="of:=([.P40]*[.Q40])+((1-[.P40])*[.R40])" office:value-type="float" office:value="0.0110384756847517" calcext:value-type="float">
            <text:p>0.0110384757</text:p>
          </table:table-cell>
          <table:table-cell table:formula="of:=[.S40]=[.M4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178201480585769" calcext:value-type="float">
            <text:p>0.0178201481</text:p>
          </table:table-cell>
          <table:table-cell office:value-type="float" office:value="0.0122012035792954" calcext:value-type="float">
            <text:p>0.0122012036</text:p>
          </table:table-cell>
          <table:table-cell office:value-type="float" office:value="0.0421300313656737" calcext:value-type="float">
            <text:p>0.0421300314</text:p>
          </table:table-cell>
          <table:table-cell office:value-type="float" office:value="0.000815352203534478" calcext:value-type="float">
            <text:p>0.0008153522</text:p>
          </table:table-cell>
          <table:table-cell office:value-type="float" office:value="0.00135888174793405" calcext:value-type="float">
            <text:p>0.0013588817</text:p>
          </table:table-cell>
          <table:table-cell table:style-name="ce1" office:value-type="float" office:value="0.00000280899497730418" calcext:value-type="float">
            <text:p>2.81E-06</text:p>
          </table:table-cell>
          <table:table-cell/>
          <table:table-cell table:formula="of:=[.B41]+(2*[.C41])+[.D41]+(2*[.E41])+(2*[.F41])" office:value-type="float" office:value="0.1" calcext:value-type="float">
            <text:p>0.1</text:p>
          </table:table-cell>
          <table:table-cell table:formula="of:=[.A41]+[.D41]+[.E41]+(2*[.F41])" office:value-type="float" office:value="0.02" calcext:value-type="float">
            <text:p>0.02</text:p>
          </table:table-cell>
          <table:table-cell table:formula="of:=[.D41]+[.E41]+(2*[.F41])" office:value-type="float" office:value="0.00217985194142314" calcext:value-type="float">
            <text:p>0.0021798519</text:p>
          </table:table-cell>
          <table:table-cell table:formula="of:=([.J41]/[.I41])*100" office:value-type="float" office:value="10.8992597071157" calcext:value-type="float">
            <text:p>10.8992597071</text:p>
          </table:table-cell>
          <table:table-cell/>
          <table:table-cell table:formula="of:=[.J41]/[.H41]" office:value-type="float" office:value="0.0217985194142314" calcext:value-type="float">
            <text:p>0.0217985194</text:p>
          </table:table-cell>
          <table:table-cell table:formula="of:=([.B41]+[.D41])/([.C41]+[.E41]+[.F41])" office:value-type="float" office:value="0.299288120859681" calcext:value-type="float">
            <text:p>0.2992881209</text:p>
          </table:table-cell>
          <table:table-cell table:formula="of:=([.B41]+[.D41])/(2*[.C41]+2*[.E41]+2*[.F41])" office:value-type="float" office:value="0.149644060429841" calcext:value-type="float">
            <text:p>0.1496440604</text:p>
          </table:table-cell>
          <table:table-cell table:formula="of:=([.B41]+[.D41])/([.B41]+(2*[.C41])+[.D41]+(2*[.E41])+(2*[.F41]))" office:value-type="float" office:value="0.130165557828299" calcext:value-type="float">
            <text:p>0.1301655578</text:p>
          </table:table-cell>
          <table:table-cell table:formula="of:=[.D41]/([.B41]+[.D41])" office:value-type="float" office:value="0.062639627343664" calcext:value-type="float">
            <text:p>0.0626396273</text:p>
          </table:table-cell>
          <table:table-cell table:formula="of:=([.E41]+(2*[.F41]))/(2*([.C41]+[.E41]+[.F41]))" office:value-type="float" office:value="0.0156868901912177" calcext:value-type="float">
            <text:p>0.0156868902</text:p>
          </table:table-cell>
          <table:table-cell table:formula="of:=([.P41]*[.Q41])+((1-[.P41])*[.R41])" office:value-type="float" office:value="0.0217985194142314" calcext:value-type="float">
            <text:p>0.0217985194</text:p>
          </table:table-cell>
          <table:table-cell table:formula="of:=[.S41]=[.M4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267710061423407" calcext:value-type="float">
            <text:p>0.0267710061</text:p>
          </table:table-cell>
          <table:table-cell office:value-type="float" office:value="0.0120863684623455" calcext:value-type="float">
            <text:p>0.0120863685</text:p>
          </table:table-cell>
          <table:table-cell office:value-type="float" office:value="0.0413407256379145" calcext:value-type="float">
            <text:p>0.0413407256</text:p>
          </table:table-cell>
          <table:table-cell office:value-type="float" office:value="0.00121336591629011" calcext:value-type="float">
            <text:p>0.0012133659</text:p>
          </table:table-cell>
          <table:table-cell office:value-type="float" office:value="0.0020031864041662" calcext:value-type="float">
            <text:p>0.0020031864</text:p>
          </table:table-cell>
          <table:table-cell table:style-name="ce1" office:value-type="float" office:value="0.00000622076860150106" calcext:value-type="float">
            <text:p>6.22E-06</text:p>
          </table:table-cell>
          <table:table-cell/>
          <table:table-cell table:formula="of:=[.B42]+(2*[.C42])+[.D42]+(2*[.E42])+(2*[.F42])" office:value-type="float" office:value="0.1" calcext:value-type="float">
            <text:p>0.1</text:p>
          </table:table-cell>
          <table:table-cell table:formula="of:=[.A42]+[.D42]+[.E42]+(2*[.F42])" office:value-type="float" office:value="0.03" calcext:value-type="float">
            <text:p>0.03</text:p>
          </table:table-cell>
          <table:table-cell table:formula="of:=[.D42]+[.E42]+(2*[.F42])" office:value-type="float" office:value="0.00322899385765931" calcext:value-type="float">
            <text:p>0.0032289939</text:p>
          </table:table-cell>
          <table:table-cell table:formula="of:=([.J42]/[.I42])*100" office:value-type="float" office:value="10.7633128588644" calcext:value-type="float">
            <text:p>10.7633128589</text:p>
          </table:table-cell>
          <table:table-cell/>
          <table:table-cell table:formula="of:=[.J42]/[.H42]" office:value-type="float" office:value="0.0322899385765931" calcext:value-type="float">
            <text:p>0.0322899386</text:p>
          </table:table-cell>
          <table:table-cell table:formula="of:=([.B42]+[.D42])/([.C42]+[.E42]+[.F42])" office:value-type="float" office:value="0.306798007672039" calcext:value-type="float">
            <text:p>0.3067980077</text:p>
          </table:table-cell>
          <table:table-cell table:formula="of:=([.B42]+[.D42])/(2*[.C42]+2*[.E42]+2*[.F42])" office:value-type="float" office:value="0.15339900383602" calcext:value-type="float">
            <text:p>0.1533990038</text:p>
          </table:table-cell>
          <table:table-cell table:formula="of:=([.B42]+[.D42])/([.B42]+(2*[.C42])+[.D42]+(2*[.E42])+(2*[.F42]))" office:value-type="float" office:value="0.132997343786356" calcext:value-type="float">
            <text:p>0.1329973438</text:p>
          </table:table-cell>
          <table:table-cell table:formula="of:=[.D42]/([.B42]+[.D42])" office:value-type="float" office:value="0.091232342071375" calcext:value-type="float">
            <text:p>0.0912323421</text:p>
          </table:table-cell>
          <table:table-cell table:formula="of:=([.E42]+(2*[.F42]))/(2*([.C42]+[.E42]+[.F42]))" office:value-type="float" office:value="0.0232482325967928" calcext:value-type="float">
            <text:p>0.0232482326</text:p>
          </table:table-cell>
          <table:table-cell table:formula="of:=([.P42]*[.Q42])+((1-[.P42])*[.R42])" office:value-type="float" office:value="0.0322899385765931" calcext:value-type="float">
            <text:p>0.0322899386</text:p>
          </table:table-cell>
          <table:table-cell table:formula="of:=[.S42]=[.M4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447495849872896" calcext:value-type="float">
            <text:p>0.044749585</text:p>
          </table:table-cell>
          <table:table-cell office:value-type="float" office:value="0.0118634760420549" calcext:value-type="float">
            <text:p>0.011863476</text:p>
          </table:table-cell>
          <table:table-cell office:value-type="float" office:value="0.0398300040554872" calcext:value-type="float">
            <text:p>0.0398300041</text:p>
          </table:table-cell>
          <table:table-cell office:value-type="float" office:value="0.00199082111020726" calcext:value-type="float">
            <text:p>0.0019908211</text:p>
          </table:table-cell>
          <table:table-cell office:value-type="float" office:value="0.00322610083426039" calcext:value-type="float">
            <text:p>0.0032261008</text:p>
          </table:table-cell>
          <table:table-cell office:value-type="float" office:value="0.0000167465341213946" calcext:value-type="float">
            <text:p>1.67465341213946E-05</text:p>
          </table:table-cell>
          <table:table-cell/>
          <table:table-cell table:formula="of:=[.B43]+(2*[.C43])+[.D43]+(2*[.E43])+(2*[.F43])" office:value-type="float" office:value="0.1" calcext:value-type="float">
            <text:p>0.1</text:p>
          </table:table-cell>
          <table:table-cell table:formula="of:=[.A43]+[.D43]+[.E43]+(2*[.F43])" office:value-type="float" office:value="0.05" calcext:value-type="float">
            <text:p>0.05</text:p>
          </table:table-cell>
          <table:table-cell table:formula="of:=[.D43]+[.E43]+(2*[.F43])" office:value-type="float" office:value="0.00525041501271044" calcext:value-type="float">
            <text:p>0.005250415</text:p>
          </table:table-cell>
          <table:table-cell table:formula="of:=([.J43]/[.I43])*100" office:value-type="float" office:value="10.5008300254209" calcext:value-type="float">
            <text:p>10.5008300254</text:p>
          </table:table-cell>
          <table:table-cell/>
          <table:table-cell table:formula="of:=[.J43]/[.H43]" office:value-type="float" office:value="0.0525041501271043" calcext:value-type="float">
            <text:p>0.0525041501</text:p>
          </table:table-cell>
          <table:table-cell table:formula="of:=([.B43]+[.D43])/([.C43]+[.E43]+[.F43])" office:value-type="float" office:value="0.321648014799985" calcext:value-type="float">
            <text:p>0.3216480148</text:p>
          </table:table-cell>
          <table:table-cell table:formula="of:=([.B43]+[.D43])/(2*[.C43]+2*[.E43]+2*[.F43])" office:value-type="float" office:value="0.160824007399992" calcext:value-type="float">
            <text:p>0.1608240074</text:p>
          </table:table-cell>
          <table:table-cell table:formula="of:=([.B43]+[.D43])/([.B43]+(2*[.C43])+[.D43]+(2*[.E43])+(2*[.F43]))" office:value-type="float" office:value="0.138542971522621" calcext:value-type="float">
            <text:p>0.1385429715</text:p>
          </table:table-cell>
          <table:table-cell table:formula="of:=[.D43]/([.B43]+[.D43])" office:value-type="float" office:value="0.14369701243792" calcext:value-type="float">
            <text:p>0.1436970124</text:p>
          </table:table-cell>
          <table:table-cell table:formula="of:=([.E43]+(2*[.F43]))/(2*([.C43]+[.E43]+[.F43]))" office:value-type="float" office:value="0.0378381485640032" calcext:value-type="float">
            <text:p>0.0378381486</text:p>
          </table:table-cell>
          <table:table-cell table:formula="of:=([.P43]*[.Q43])+((1-[.P43])*[.R43])" office:value-type="float" office:value="0.0525041501271043" calcext:value-type="float">
            <text:p>0.0525041501</text:p>
          </table:table-cell>
          <table:table-cell table:formula="of:=[.S43]=[.M4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718966164353977" calcext:value-type="float">
            <text:p>0.0718966164</text:p>
          </table:table-cell>
          <table:table-cell office:value-type="float" office:value="0.0115451688093138" calcext:value-type="float">
            <text:p>0.0115451688</text:p>
          </table:table-cell>
          <table:table-cell office:value-type="float" office:value="0.0377213311624354" calcext:value-type="float">
            <text:p>0.0377213312</text:p>
          </table:table-cell>
          <table:table-cell office:value-type="float" office:value="0.00311271965086936" calcext:value-type="float">
            <text:p>0.0031127197</text:p>
          </table:table-cell>
          <table:table-cell office:value-type="float" office:value="0.00490878530121309" calcext:value-type="float">
            <text:p>0.0049087853</text:p>
          </table:table-cell>
          <table:table-cell office:value-type="float" office:value="0.0000409393062599449" calcext:value-type="float">
            <text:p>4.09393062599449E-05</text:p>
          </table:table-cell>
          <table:table-cell/>
          <table:table-cell table:formula="of:=[.B44]+(2*[.C44])+[.D44]+(2*[.E44])+(2*[.F44])" office:value-type="float" office:value="0.1" calcext:value-type="float">
            <text:p>0.1</text:p>
          </table:table-cell>
          <table:table-cell table:formula="of:=[.A44]+[.D44]+[.E44]+(2*[.F44])" office:value-type="float" office:value="0.08" calcext:value-type="float">
            <text:p>0.08</text:p>
          </table:table-cell>
          <table:table-cell table:formula="of:=[.D44]+[.E44]+(2*[.F44])" office:value-type="float" office:value="0.00810338356460234" calcext:value-type="float">
            <text:p>0.0081033836</text:p>
          </table:table-cell>
          <table:table-cell table:formula="of:=([.J44]/[.I44])*100" office:value-type="float" office:value="10.1292294557529" calcext:value-type="float">
            <text:p>10.1292294558</text:p>
          </table:table-cell>
          <table:table-cell/>
          <table:table-cell table:formula="of:=[.J44]/[.H44]" office:value-type="float" office:value="0.0810338356460234" calcext:value-type="float">
            <text:p>0.0810338356</text:p>
          </table:table-cell>
          <table:table-cell table:formula="of:=([.B44]+[.D44])/([.C44]+[.E44]+[.F44])" office:value-type="float" office:value="0.343508924157435" calcext:value-type="float">
            <text:p>0.3435089242</text:p>
          </table:table-cell>
          <table:table-cell table:formula="of:=([.B44]+[.D44])/(2*[.C44]+2*[.E44]+2*[.F44])" office:value-type="float" office:value="0.171754462078718" calcext:value-type="float">
            <text:p>0.1717544621</text:p>
          </table:table-cell>
          <table:table-cell table:formula="of:=([.B44]+[.D44])/([.B44]+(2*[.C44])+[.D44]+(2*[.E44])+(2*[.F44]))" office:value-type="float" office:value="0.146578884601832" calcext:value-type="float">
            <text:p>0.1465788846</text:p>
          </table:table-cell>
          <table:table-cell table:formula="of:=[.D44]/([.B44]+[.D44])" office:value-type="float" office:value="0.212357984529954" calcext:value-type="float">
            <text:p>0.2123579845</text:p>
          </table:table-cell>
          <table:table-cell table:formula="of:=([.E44]+(2*[.F44]))/(2*([.C44]+[.E44]+[.F44]))" office:value-type="float" office:value="0.0584783270965185" calcext:value-type="float">
            <text:p>0.0584783271</text:p>
          </table:table-cell>
          <table:table-cell table:formula="of:=([.P44]*[.Q44])+((1-[.P44])*[.R44])" office:value-type="float" office:value="0.0810338356460234" calcext:value-type="float">
            <text:p>0.0810338356</text:p>
          </table:table-cell>
          <table:table-cell table:formula="of:=[.S44]=[.M4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0901047758239162" calcext:value-type="float">
            <text:p>0.0901047758</text:p>
          </table:table-cell>
          <table:table-cell office:value-type="float" office:value="0.0113429839404268" calcext:value-type="float">
            <text:p>0.0113429839</text:p>
          </table:table-cell>
          <table:table-cell office:value-type="float" office:value="0.0364117095623724" calcext:value-type="float">
            <text:p>0.0364117096</text:p>
          </table:table-cell>
          <table:table-cell office:value-type="float" office:value="0.0038327138442242" calcext:value-type="float">
            <text:p>0.0038327138</text:p>
          </table:table-cell>
          <table:table-cell office:value-type="float" office:value="0.00593837275874459" calcext:value-type="float">
            <text:p>0.0059383728</text:p>
          </table:table-cell>
          <table:table-cell office:value-type="float" office:value="0.0000620687865575234" calcext:value-type="float">
            <text:p>6.20687865575234E-05</text:p>
          </table:table-cell>
          <table:table-cell/>
          <table:table-cell table:formula="of:=[.B45]+(2*[.C45])+[.D45]+(2*[.E45])+(2*[.F45])" office:value-type="float" office:value="0.1" calcext:value-type="float">
            <text:p>0.1</text:p>
          </table:table-cell>
          <table:table-cell table:formula="of:=[.A45]+[.D45]+[.E45]+(2*[.F45])" office:value-type="float" office:value="0.1" calcext:value-type="float">
            <text:p>0.1</text:p>
          </table:table-cell>
          <table:table-cell table:formula="of:=[.D45]+[.E45]+(2*[.F45])" office:value-type="float" office:value="0.00989522417608384" calcext:value-type="float">
            <text:p>0.0098952242</text:p>
          </table:table-cell>
          <table:table-cell table:formula="of:=([.J45]/[.I45])*100" office:value-type="float" office:value="9.89522417608383" calcext:value-type="float">
            <text:p>9.8952241761</text:p>
          </table:table-cell>
          <table:table-cell/>
          <table:table-cell table:formula="of:=[.J45]/[.H45]" office:value-type="float" office:value="0.0989522417608383" calcext:value-type="float">
            <text:p>0.0989522418</text:p>
          </table:table-cell>
          <table:table-cell table:formula="of:=([.B45]+[.D45])/([.C45]+[.E45]+[.F45])" office:value-type="float" office:value="0.357814857023485" calcext:value-type="float">
            <text:p>0.357814857</text:p>
          </table:table-cell>
          <table:table-cell table:formula="of:=([.B45]+[.D45])/(2*[.C45]+2*[.E45]+2*[.F45])" office:value-type="float" office:value="0.178907428511743" calcext:value-type="float">
            <text:p>0.1789074285</text:p>
          </table:table-cell>
          <table:table-cell table:formula="of:=([.B45]+[.D45])/([.B45]+(2*[.C45])+[.D45]+(2*[.E45])+(2*[.F45]))" office:value-type="float" office:value="0.15175697784651" calcext:value-type="float">
            <text:p>0.1517569778</text:p>
          </table:table-cell>
          <table:table-cell table:formula="of:=[.D45]/([.B45]+[.D45])" office:value-type="float" office:value="0.252556020725497" calcext:value-type="float">
            <text:p>0.2525560207</text:p>
          </table:table-cell>
          <table:table-cell table:formula="of:=([.E45]+(2*[.F45]))/(2*([.C45]+[.E45]+[.F45]))" office:value-type="float" office:value="0.0714713846565851" calcext:value-type="float">
            <text:p>0.0714713847</text:p>
          </table:table-cell>
          <table:table-cell table:formula="of:=([.P45]*[.Q45])+((1-[.P45])*[.R45])" office:value-type="float" office:value="0.0989522417608383" calcext:value-type="float">
            <text:p>0.0989522418</text:p>
          </table:table-cell>
          <table:table-cell table:formula="of:=[.S45]=[.M45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182265623309181" calcext:value-type="float">
            <text:p>0.1822656233</text:p>
          </table:table-cell>
          <table:table-cell office:value-type="float" office:value="0.0104372499658444" calcext:value-type="float">
            <text:p>0.01043725</text:p>
          </table:table-cell>
          <table:table-cell office:value-type="float" office:value="0.030828940878396" calcext:value-type="float">
            <text:p>0.0308289409</text:p>
          </table:table-cell>
          <table:table-cell office:value-type="float" office:value="0.00713381951496899" calcext:value-type="float">
            <text:p>0.0071338195</text:p>
          </table:table-cell>
          <table:table-cell office:value-type="float" office:value="0.0101704915865449" calcext:value-type="float">
            <text:p>0.0101704916</text:p>
          </table:table-cell>
          <table:table-cell office:value-type="float" office:value="0.000215032794652365" calcext:value-type="float">
            <text:p>0.0002150328</text:p>
          </table:table-cell>
          <table:table-cell/>
          <table:table-cell table:formula="of:=[.B46]+(2*[.C46])+[.D46]+(2*[.E46])+(2*[.F46])" office:value-type="float" office:value="0.1" calcext:value-type="float">
            <text:p>0.1</text:p>
          </table:table-cell>
          <table:table-cell table:formula="of:=[.A46]+[.D46]+[.E46]+(2*[.F46])" office:value-type="float" office:value="0.2" calcext:value-type="float">
            <text:p>0.2</text:p>
          </table:table-cell>
          <table:table-cell table:formula="of:=[.D46]+[.E46]+(2*[.F46])" office:value-type="float" office:value="0.0177343766908186" calcext:value-type="float">
            <text:p>0.0177343767</text:p>
          </table:table-cell>
          <table:table-cell table:formula="of:=([.J46]/[.I46])*100" office:value-type="float" office:value="8.86718834540933" calcext:value-type="float">
            <text:p>8.8671883454</text:p>
          </table:table-cell>
          <table:table-cell/>
          <table:table-cell table:formula="of:=[.J46]/[.H46]" office:value-type="float" office:value="0.177343766908186" calcext:value-type="float">
            <text:p>0.1773437669</text:p>
          </table:table-cell>
          <table:table-cell table:formula="of:=([.B46]+[.D46])/([.C46]+[.E46]+[.F46])" office:value-type="float" office:value="0.426332584206548" calcext:value-type="float">
            <text:p>0.4263325842</text:p>
          </table:table-cell>
          <table:table-cell table:formula="of:=([.B46]+[.D46])/(2*[.C46]+2*[.E46]+2*[.F46])" office:value-type="float" office:value="0.213166292103274" calcext:value-type="float">
            <text:p>0.2131662921</text:p>
          </table:table-cell>
          <table:table-cell table:formula="of:=([.B46]+[.D46])/([.B46]+(2*[.C46])+[.D46]+(2*[.E46])+(2*[.F46]))" office:value-type="float" office:value="0.175710694808134" calcext:value-type="float">
            <text:p>0.1757106948</text:p>
          </table:table-cell>
          <table:table-cell table:formula="of:=[.D46]/([.B46]+[.D46])" office:value-type="float" office:value="0.405998025490635" calcext:value-type="float">
            <text:p>0.4059980255</text:p>
          </table:table-cell>
          <table:table-cell table:formula="of:=([.E46]+(2*[.F46]))/(2*([.C46]+[.E46]+[.F46]))" office:value-type="float" office:value="0.128602386432543" calcext:value-type="float">
            <text:p>0.1286023864</text:p>
          </table:table-cell>
          <table:table-cell table:formula="of:=([.P46]*[.Q46])+((1-[.P46])*[.R46])" office:value-type="float" office:value="0.177343766908186" calcext:value-type="float">
            <text:p>0.1773437669</text:p>
          </table:table-cell>
          <table:table-cell table:formula="of:=[.S46]=[.M46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275907686685727" calcext:value-type="float">
            <text:p>0.2759076867</text:p>
          </table:table-cell>
          <table:table-cell office:value-type="float" office:value="0.00967655154763386" calcext:value-type="float">
            <text:p>0.0096765515</text:p>
          </table:table-cell>
          <table:table-cell office:value-type="float" office:value="0.0264988889086731" calcext:value-type="float">
            <text:p>0.0264988889</text:p>
          </table:table-cell>
          <table:table-cell office:value-type="float" office:value="0.0100118810722608" calcext:value-type="float">
            <text:p>0.0100118811</text:p>
          </table:table-cell>
          <table:table-cell office:value-type="float" office:value="0.013233357320747" calcext:value-type="float">
            <text:p>0.0132333573</text:p>
          </table:table-cell>
          <table:table-cell office:value-type="float" office:value="0.000423537460632552" calcext:value-type="float">
            <text:p>0.0004235375</text:p>
          </table:table-cell>
          <table:table-cell/>
          <table:table-cell table:formula="of:=[.B47]+(2*[.C47])+[.D47]+(2*[.E47])+(2*[.F47])" office:value-type="float" office:value="0.1" calcext:value-type="float">
            <text:p>0.1</text:p>
          </table:table-cell>
          <table:table-cell table:formula="of:=[.A47]+[.D47]+[.E47]+(2*[.F47])" office:value-type="float" office:value="0.3" calcext:value-type="float">
            <text:p>0.3</text:p>
          </table:table-cell>
          <table:table-cell table:formula="of:=[.D47]+[.E47]+(2*[.F47])" office:value-type="float" office:value="0.0240923133142729" calcext:value-type="float">
            <text:p>0.0240923133</text:p>
          </table:table-cell>
          <table:table-cell table:formula="of:=([.J47]/[.I47])*100" office:value-type="float" office:value="8.03077110475764" calcext:value-type="float">
            <text:p>8.0307711048</text:p>
          </table:table-cell>
          <table:table-cell/>
          <table:table-cell table:formula="of:=[.J47]/[.H47]" office:value-type="float" office:value="0.240923133142729" calcext:value-type="float">
            <text:p>0.2409231331</text:p>
          </table:table-cell>
          <table:table-cell table:formula="of:=([.B47]+[.D47])/([.C47]+[.E47]+[.F47])" office:value-type="float" office:value="0.49030129188518" calcext:value-type="float">
            <text:p>0.4903012919</text:p>
          </table:table-cell>
          <table:table-cell table:formula="of:=([.B47]+[.D47])/(2*[.C47]+2*[.E47]+2*[.F47])" office:value-type="float" office:value="0.24515064594259" calcext:value-type="float">
            <text:p>0.2451506459</text:p>
          </table:table-cell>
          <table:table-cell table:formula="of:=([.B47]+[.D47])/([.B47]+(2*[.C47])+[.D47]+(2*[.E47])+(2*[.F47]))" office:value-type="float" office:value="0.196884326198947" calcext:value-type="float">
            <text:p>0.1968843262</text:p>
          </table:table-cell>
          <table:table-cell table:formula="of:=[.D47]/([.B47]+[.D47])" office:value-type="float" office:value="0.508515901979117" calcext:value-type="float">
            <text:p>0.508515902</text:p>
          </table:table-cell>
          <table:table-cell table:formula="of:=([.E47]+(2*[.F47]))/(2*([.C47]+[.E47]+[.F47]))" office:value-type="float" office:value="0.175322593012922" calcext:value-type="float">
            <text:p>0.175322593</text:p>
          </table:table-cell>
          <table:table-cell table:formula="of:=([.P47]*[.Q47])+((1-[.P47])*[.R47])" office:value-type="float" office:value="0.240923133142729" calcext:value-type="float">
            <text:p>0.2409231331</text:p>
          </table:table-cell>
          <table:table-cell table:formula="of:=[.S47]=[.M47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466207122847478" calcext:value-type="float">
            <text:p>0.4662071228</text:p>
          </table:table-cell>
          <table:table-cell office:value-type="float" office:value="0.00846997732086487" calcext:value-type="float">
            <text:p>0.0084699773</text:p>
          </table:table-cell>
          <table:table-cell office:value-type="float" office:value="0.0203025659759108" calcext:value-type="float">
            <text:p>0.020302566</text:p>
          </table:table-cell>
          <table:table-cell office:value-type="float" office:value="0.0148078640900394" calcext:value-type="float">
            <text:p>0.0148078641</text:p>
          </table:table-cell>
          <table:table-cell office:value-type="float" office:value="0.0171320135747917" calcext:value-type="float">
            <text:p>0.0171320136</text:p>
          </table:table-cell>
          <table:table-cell office:value-type="float" office:value="0.000926499743845372" calcext:value-type="float">
            <text:p>0.0009264997</text:p>
          </table:table-cell>
          <table:table-cell/>
          <table:table-cell table:formula="of:=[.B48]+(2*[.C48])+[.D48]+(2*[.E48])+(2*[.F48])" office:value-type="float" office:value="0.1" calcext:value-type="float">
            <text:p>0.1</text:p>
          </table:table-cell>
          <table:table-cell table:formula="of:=[.A48]+[.D48]+[.E48]+(2*[.F48])" office:value-type="float" office:value="0.5" calcext:value-type="float">
            <text:p>0.5</text:p>
          </table:table-cell>
          <table:table-cell table:formula="of:=[.D48]+[.E48]+(2*[.F48])" office:value-type="float" office:value="0.0337928771525218" calcext:value-type="float">
            <text:p>0.0337928772</text:p>
          </table:table-cell>
          <table:table-cell table:formula="of:=([.J48]/[.I48])*100" office:value-type="float" office:value="6.75857543050437" calcext:value-type="float">
            <text:p>6.7585754305</text:p>
          </table:table-cell>
          <table:table-cell/>
          <table:table-cell table:formula="of:=[.J48]/[.H48]" office:value-type="float" office:value="0.337928771525218" calcext:value-type="float">
            <text:p>0.3379287715</text:p>
          </table:table-cell>
          <table:table-cell table:formula="of:=([.B48]+[.D48])/([.C48]+[.E48]+[.F48])" office:value-type="float" office:value="0.606808823916815" calcext:value-type="float">
            <text:p>0.6068088239</text:p>
          </table:table-cell>
          <table:table-cell table:formula="of:=([.B48]+[.D48])/(2*[.C48]+2*[.E48]+2*[.F48])" office:value-type="float" office:value="0.303404411958407" calcext:value-type="float">
            <text:p>0.303404412</text:p>
          </table:table-cell>
          <table:table-cell table:formula="of:=([.B48]+[.D48])/([.B48]+(2*[.C48])+[.D48]+(2*[.E48])+(2*[.F48]))" office:value-type="float" office:value="0.232778414109043" calcext:value-type="float">
            <text:p>0.2327784141</text:p>
          </table:table-cell>
          <table:table-cell table:formula="of:=[.D48]/([.B48]+[.D48])" office:value-type="float" office:value="0.63613562050916" calcext:value-type="float">
            <text:p>0.6361356205</text:p>
          </table:table-cell>
          <table:table-cell table:formula="of:=([.E48]+(2*[.F48]))/(2*([.C48]+[.E48]+[.F48]))" office:value-type="float" office:value="0.247451497867276" calcext:value-type="float">
            <text:p>0.2474514979</text:p>
          </table:table-cell>
          <table:table-cell table:formula="of:=([.P48]*[.Q48])+((1-[.P48])*[.R48])" office:value-type="float" office:value="0.337928771525218" calcext:value-type="float">
            <text:p>0.3379287715</text:p>
          </table:table-cell>
          <table:table-cell table:formula="of:=[.S48]=[.M48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756228860276545" calcext:value-type="float">
            <text:p>0.7562288603</text:p>
          </table:table-cell>
          <table:table-cell office:value-type="float" office:value="0.0071732377348661" calcext:value-type="float">
            <text:p>0.0071732377</text:p>
          </table:table-cell>
          <table:table-cell office:value-type="float" office:value="0.0145618611070535" calcext:value-type="float">
            <text:p>0.0145618611</text:p>
          </table:table-cell>
          <table:table-cell office:value-type="float" office:value="0.0203422852377394" calcext:value-type="float">
            <text:p>0.0203422852</text:p>
          </table:table-cell>
          <table:table-cell office:value-type="float" office:value="0.0199319003275714" calcext:value-type="float">
            <text:p>0.0199319003</text:p>
          </table:table-cell>
          <table:table-cell office:value-type="float" office:value="0.00174847707907235" calcext:value-type="float">
            <text:p>0.0017484771</text:p>
          </table:table-cell>
          <table:table-cell/>
          <table:table-cell table:formula="of:=[.B49]+(2*[.C49])+[.D49]+(2*[.E49])+(2*[.F49])" office:value-type="float" office:value="0.1" calcext:value-type="float">
            <text:p>0.1</text:p>
          </table:table-cell>
          <table:table-cell table:formula="of:=[.A49]+[.D49]+[.E49]+(2*[.F49])" office:value-type="float" office:value="0.8" calcext:value-type="float">
            <text:p>0.8</text:p>
          </table:table-cell>
          <table:table-cell table:formula="of:=[.D49]+[.E49]+(2*[.F49])" office:value-type="float" office:value="0.0437711397234555" calcext:value-type="float">
            <text:p>0.0437711397</text:p>
          </table:table-cell>
          <table:table-cell table:formula="of:=([.J49]/[.I49])*100" office:value-type="float" office:value="5.47139246543193" calcext:value-type="float">
            <text:p>5.4713924654</text:p>
          </table:table-cell>
          <table:table-cell/>
          <table:table-cell table:formula="of:=[.J49]/[.H49]" office:value-type="float" office:value="0.437711397234555" calcext:value-type="float">
            <text:p>0.4377113972</text:p>
          </table:table-cell>
          <table:table-cell table:formula="of:=([.B49]+[.D49])/([.C49]+[.E49]+[.F49])" office:value-type="float" office:value="0.75921146433067" calcext:value-type="float">
            <text:p>0.7592114643</text:p>
          </table:table-cell>
          <table:table-cell table:formula="of:=([.B49]+[.D49])/(2*[.C49]+2*[.E49]+2*[.F49])" office:value-type="float" office:value="0.379605732165335" calcext:value-type="float">
            <text:p>0.3796057322</text:p>
          </table:table-cell>
          <table:table-cell table:formula="of:=([.B49]+[.D49])/([.B49]+(2*[.C49])+[.D49]+(2*[.E49])+(2*[.F49]))" office:value-type="float" office:value="0.275155229726055" calcext:value-type="float">
            <text:p>0.2751552297</text:p>
          </table:table-cell>
          <table:table-cell table:formula="of:=[.D49]/([.B49]+[.D49])" office:value-type="float" office:value="0.739302148027214" calcext:value-type="float">
            <text:p>0.739302148</text:p>
          </table:table-cell>
          <table:table-cell table:formula="of:=([.E49]+(2*[.F49]))/(2*([.C49]+[.E49]+[.F49]))" office:value-type="float" office:value="0.323225819465614" calcext:value-type="float">
            <text:p>0.3232258195</text:p>
          </table:table-cell>
          <table:table-cell table:formula="of:=([.P49]*[.Q49])+((1-[.P49])*[.R49])" office:value-type="float" office:value="0.437711397234555" calcext:value-type="float">
            <text:p>0.4377113972</text:p>
          </table:table-cell>
          <table:table-cell table:formula="of:=[.S49]=[.M49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.951383468643369" calcext:value-type="float">
            <text:p>0.9513834686</text:p>
          </table:table-cell>
          <table:table-cell office:value-type="float" office:value="0.00652584131619029" calcext:value-type="float">
            <text:p>0.0065258413</text:p>
          </table:table-cell>
          <table:table-cell office:value-type="float" office:value="0.0120520091821974" calcext:value-type="float">
            <text:p>0.0120520092</text:p>
          </table:table-cell>
          <table:table-cell office:value-type="float" office:value="0.02328216580205" calcext:value-type="float">
            <text:p>0.0232821658</text:p>
          </table:table-cell>
          <table:table-cell office:value-type="float" office:value="0.0207536089627842" calcext:value-type="float">
            <text:p>0.020753609</text:p>
          </table:table-cell>
          <table:table-cell office:value-type="float" office:value="0.00229037829589829" calcext:value-type="float">
            <text:p>0.0022903783</text:p>
          </table:table-cell>
          <table:table-cell/>
          <table:table-cell table:formula="of:=[.B50]+(2*[.C50])+[.D50]+(2*[.E50])+(2*[.F50])" office:value-type="float" office:value="0.1" calcext:value-type="float">
            <text:p>0.1</text:p>
          </table:table-cell>
          <table:table-cell table:formula="of:=[.A50]+[.D50]+[.E50]+(2*[.F50])" office:value-type="float" office:value="1" calcext:value-type="float">
            <text:p>1</text:p>
          </table:table-cell>
          <table:table-cell table:formula="of:=[.D50]+[.E50]+(2*[.F50])" office:value-type="float" office:value="0.0486165313566308" calcext:value-type="float">
            <text:p>0.0486165314</text:p>
          </table:table-cell>
          <table:table-cell table:formula="of:=([.J50]/[.I50])*100" office:value-type="float" office:value="4.86165313566308" calcext:value-type="float">
            <text:p>4.8616531357</text:p>
          </table:table-cell>
          <table:table-cell/>
          <table:table-cell table:formula="of:=[.J50]/[.H50]" office:value-type="float" office:value="0.486165313566308" calcext:value-type="float">
            <text:p>0.4861653136</text:p>
          </table:table-cell>
          <table:table-cell table:formula="of:=([.B50]+[.D50])/([.C50]+[.E50]+[.F50])" office:value-type="float" office:value="0.849327847649308" calcext:value-type="float">
            <text:p>0.8493278476</text:p>
          </table:table-cell>
          <table:table-cell table:formula="of:=([.B50]+[.D50])/(2*[.C50]+2*[.E50]+2*[.F50])" office:value-type="float" office:value="0.424663923824654" calcext:value-type="float">
            <text:p>0.4246639238</text:p>
          </table:table-cell>
          <table:table-cell table:formula="of:=([.B50]+[.D50])/([.B50]+(2*[.C50])+[.D50]+(2*[.E50])+(2*[.F50]))" office:value-type="float" office:value="0.298080071182403" calcext:value-type="float">
            <text:p>0.2980800712</text:p>
          </table:table-cell>
          <table:table-cell table:formula="of:=[.D50]/([.B50]+[.D50])" office:value-type="float" office:value="0.781070861587491" calcext:value-type="float">
            <text:p>0.7810708616</text:p>
          </table:table-cell>
          <table:table-cell table:formula="of:=([.E50]+(2*[.F50]))/(2*([.C50]+[.E50]+[.F50]))" office:value-type="float" office:value="0.360929566385972" calcext:value-type="float">
            <text:p>0.3609295664</text:p>
          </table:table-cell>
          <table:table-cell table:formula="of:=([.P50]*[.Q50])+((1-[.P50])*[.R50])" office:value-type="float" office:value="0.486165313566307" calcext:value-type="float">
            <text:p>0.4861653136</text:p>
          </table:table-cell>
          <table:table-cell table:formula="of:=[.S50]=[.M50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.93696685534242" calcext:value-type="float">
            <text:p>1.9369668553</text:p>
          </table:table-cell>
          <table:table-cell office:value-type="float" office:value="0.00456044960024401" calcext:value-type="float">
            <text:p>0.0045604496</text:p>
          </table:table-cell>
          <table:table-cell office:value-type="float" office:value="0.00588574925745139" calcext:value-type="float">
            <text:p>0.0058857493</text:p>
          </table:table-cell>
          <table:table-cell office:value-type="float" office:value="0.033125398954246" calcext:value-type="float">
            <text:p>0.033125399</text:p>
          </table:table-cell>
          <table:table-cell office:value-type="float" office:value="0.0206349072272767" calcext:value-type="float">
            <text:p>0.0206349072</text:p>
          </table:table-cell>
          <table:table-cell office:value-type="float" office:value="0.0046364192380269" calcext:value-type="float">
            <text:p>0.0046364192</text:p>
          </table:table-cell>
          <table:table-cell/>
          <table:table-cell table:formula="of:=[.B51]+(2*[.C51])+[.D51]+(2*[.E51])+(2*[.F51])" office:value-type="float" office:value="0.1" calcext:value-type="float">
            <text:p>0.1</text:p>
          </table:table-cell>
          <table:table-cell table:formula="of:=[.A51]+[.D51]+[.E51]+(2*[.F51])" office:value-type="float" office:value="2" calcext:value-type="float">
            <text:p>2</text:p>
          </table:table-cell>
          <table:table-cell table:formula="of:=[.D51]+[.E51]+(2*[.F51])" office:value-type="float" office:value="0.0630331446575765" calcext:value-type="float">
            <text:p>0.0630331447</text:p>
          </table:table-cell>
          <table:table-cell table:formula="of:=([.J51]/[.I51])*100" office:value-type="float" office:value="3.15165723287883" calcext:value-type="float">
            <text:p>3.1516572329</text:p>
          </table:table-cell>
          <table:table-cell/>
          <table:table-cell table:formula="of:=[.J51]/[.H51]" office:value-type="float" office:value="0.630331446575765" calcext:value-type="float">
            <text:p>0.6303314466</text:p>
          </table:table-cell>
          <table:table-cell table:formula="of:=([.B51]+[.D51])/([.C51]+[.E51]+[.F51])" office:value-type="float" office:value="1.20954382528803" calcext:value-type="float">
            <text:p>1.2095438253</text:p>
          </table:table-cell>
          <table:table-cell table:formula="of:=([.B51]+[.D51])/(2*[.C51]+2*[.E51]+2*[.F51])" office:value-type="float" office:value="0.604771912644017" calcext:value-type="float">
            <text:p>0.6047719126</text:p>
          </table:table-cell>
          <table:table-cell table:formula="of:=([.B51]+[.D51])/([.B51]+(2*[.C51])+[.D51]+(2*[.E51])+(2*[.F51]))" office:value-type="float" office:value="0.3768584855449" calcext:value-type="float">
            <text:p>0.3768584855</text:p>
          </table:table-cell>
          <table:table-cell table:formula="of:=[.D51]/([.B51]+[.D51])" office:value-type="float" office:value="0.878987742742477" calcext:value-type="float">
            <text:p>0.8789877427</text:p>
          </table:table-cell>
          <table:table-cell table:formula="of:=([.E51]+(2*[.F51]))/(2*([.C51]+[.E51]+[.F51]))" office:value-type="float" office:value="0.479951102752046" calcext:value-type="float">
            <text:p>0.4799511028</text:p>
          </table:table-cell>
          <table:table-cell table:formula="of:=([.P51]*[.Q51])+((1-[.P51])*[.R51])" office:value-type="float" office:value="0.630331446575765" calcext:value-type="float">
            <text:p>0.6303314466</text:p>
          </table:table-cell>
          <table:table-cell table:formula="of:=[.S51]=[.M51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.92946873973274" calcext:value-type="float">
            <text:p>2.9294687397</text:p>
          </table:table-cell>
          <table:table-cell office:value-type="float" office:value="0.00354200917180679" calcext:value-type="float">
            <text:p>0.0035420092</text:p>
          </table:table-cell>
          <table:table-cell office:value-type="float" office:value="0.00355046959940524" calcext:value-type="float">
            <text:p>0.0035504696</text:p>
          </table:table-cell>
          <table:table-cell office:value-type="float" office:value="0.0389107692924549" calcext:value-type="float">
            <text:p>0.0389107693</text:p>
          </table:table-cell>
          <table:table-cell office:value-type="float" office:value="0.0188257913621206" calcext:value-type="float">
            <text:p>0.0188257914</text:p>
          </table:table-cell>
          <table:table-cell office:value-type="float" office:value="0.0063973498063433" calcext:value-type="float">
            <text:p>0.0063973498</text:p>
          </table:table-cell>
          <table:table-cell/>
          <table:table-cell table:formula="of:=[.B52]+(2*[.C52])+[.D52]+(2*[.E52])+(2*[.F52])" office:value-type="float" office:value="0.1" calcext:value-type="float">
            <text:p>0.1</text:p>
          </table:table-cell>
          <table:table-cell table:formula="of:=[.A52]+[.D52]+[.E52]+(2*[.F52])" office:value-type="float" office:value="3" calcext:value-type="float">
            <text:p>3</text:p>
          </table:table-cell>
          <table:table-cell table:formula="of:=[.D52]+[.E52]+(2*[.F52])" office:value-type="float" office:value="0.0705312602672621" calcext:value-type="float">
            <text:p>0.0705312603</text:p>
          </table:table-cell>
          <table:table-cell table:formula="of:=([.J52]/[.I52])*100" office:value-type="float" office:value="2.35104200890873" calcext:value-type="float">
            <text:p>2.3510420089</text:p>
          </table:table-cell>
          <table:table-cell/>
          <table:table-cell table:formula="of:=[.J52]/[.H52]" office:value-type="float" office:value="0.705312602672621" calcext:value-type="float">
            <text:p>0.7053126027</text:p>
          </table:table-cell>
          <table:table-cell table:formula="of:=([.B52]+[.D52])/([.C52]+[.E52]+[.F52])" office:value-type="float" office:value="1.47540671230834" calcext:value-type="float">
            <text:p>1.4754067123</text:p>
          </table:table-cell>
          <table:table-cell table:formula="of:=([.B52]+[.D52])/(2*[.C52]+2*[.E52]+2*[.F52])" office:value-type="float" office:value="0.73770335615417" calcext:value-type="float">
            <text:p>0.7377033562</text:p>
          </table:table-cell>
          <table:table-cell table:formula="of:=([.B52]+[.D52])/([.B52]+(2*[.C52])+[.D52]+(2*[.E52])+(2*[.F52]))" office:value-type="float" office:value="0.424527784642617" calcext:value-type="float">
            <text:p>0.4245277846</text:p>
          </table:table-cell>
          <table:table-cell table:formula="of:=[.D52]/([.B52]+[.D52])" office:value-type="float" office:value="0.916565904519334" calcext:value-type="float">
            <text:p>0.9165659045</text:p>
          </table:table-cell>
          <table:table-cell table:formula="of:=([.E52]+(2*[.F52]))/(2*([.C52]+[.E52]+[.F52]))" office:value-type="float" office:value="0.549470332901651" calcext:value-type="float">
            <text:p>0.5494703329</text:p>
          </table:table-cell>
          <table:table-cell table:formula="of:=([.P52]*[.Q52])+((1-[.P52])*[.R52])" office:value-type="float" office:value="0.705312602672621" calcext:value-type="float">
            <text:p>0.7053126027</text:p>
          </table:table-cell>
          <table:table-cell table:formula="of:=[.S52]=[.M52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.92134876921043" calcext:value-type="float">
            <text:p>4.9213487692</text:p>
          </table:table-cell>
          <table:table-cell office:value-type="float" office:value="0.00247283739113869" calcext:value-type="float">
            <text:p>0.0024728374</text:p>
          </table:table-cell>
          <table:table-cell office:value-type="float" office:value="0.00173052370793285" calcext:value-type="float">
            <text:p>0.0017305237</text:p>
          </table:table-cell>
          <table:table-cell office:value-type="float" office:value="0.0456363571925173" calcext:value-type="float">
            <text:p>0.0456363572</text:p>
          </table:table-cell>
          <table:table-cell office:value-type="float" office:value="0.0154148844034259" calcext:value-type="float">
            <text:p>0.0154148844</text:p>
          </table:table-cell>
          <table:table-cell office:value-type="float" office:value="0.00879999459681326" calcext:value-type="float">
            <text:p>0.0087999946</text:p>
          </table:table-cell>
          <table:table-cell/>
          <table:table-cell table:formula="of:=[.B53]+(2*[.C53])+[.D53]+(2*[.E53])+(2*[.F53])" office:value-type="float" office:value="0.1" calcext:value-type="float">
            <text:p>0.1</text:p>
          </table:table-cell>
          <table:table-cell table:formula="of:=[.A53]+[.D53]+[.E53]+(2*[.F53])" office:value-type="float" office:value="5" calcext:value-type="float">
            <text:p>5</text:p>
          </table:table-cell>
          <table:table-cell table:formula="of:=[.D53]+[.E53]+(2*[.F53])" office:value-type="float" office:value="0.0786512307895697" calcext:value-type="float">
            <text:p>0.0786512308</text:p>
          </table:table-cell>
          <table:table-cell table:formula="of:=([.J53]/[.I53])*100" office:value-type="float" office:value="1.57302461579139" calcext:value-type="float">
            <text:p>1.5730246158</text:p>
          </table:table-cell>
          <table:table-cell/>
          <table:table-cell table:formula="of:=[.J53]/[.H53]" office:value-type="float" office:value="0.786512307895697" calcext:value-type="float">
            <text:p>0.7865123079</text:p>
          </table:table-cell>
          <table:table-cell table:formula="of:=([.B53]+[.D53])/([.C53]+[.E53]+[.F53])" office:value-type="float" office:value="1.85424736415839" calcext:value-type="float">
            <text:p>1.8542473642</text:p>
          </table:table-cell>
          <table:table-cell table:formula="of:=([.B53]+[.D53])/(2*[.C53]+2*[.E53]+2*[.F53])" office:value-type="float" office:value="0.927123682079197" calcext:value-type="float">
            <text:p>0.9271236821</text:p>
          </table:table-cell>
          <table:table-cell table:formula="of:=([.B53]+[.D53])/([.B53]+(2*[.C53])+[.D53]+(2*[.E53])+(2*[.F53]))" office:value-type="float" office:value="0.48109194583656" calcext:value-type="float">
            <text:p>0.4810919458</text:p>
          </table:table-cell>
          <table:table-cell table:formula="of:=[.D53]/([.B53]+[.D53])" office:value-type="float" office:value="0.948599484723471" calcext:value-type="float">
            <text:p>0.9485994847</text:p>
          </table:table-cell>
          <table:table-cell table:formula="of:=([.E53]+(2*[.F53]))/(2*([.C53]+[.E53]+[.F53]))" office:value-type="float" office:value="0.636237447697309" calcext:value-type="float">
            <text:p>0.6362374477</text:p>
          </table:table-cell>
          <table:table-cell table:formula="of:=([.P53]*[.Q53])+((1-[.P53])*[.R53])" office:value-type="float" office:value="0.786512307895697" calcext:value-type="float">
            <text:p>0.7865123079</text:p>
          </table:table-cell>
          <table:table-cell table:formula="of:=[.S53]=[.M53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.91529819145813" calcext:value-type="float">
            <text:p>7.9152981915</text:p>
          </table:table-cell>
          <table:table-cell office:value-type="float" office:value="0.00171460816523129" calcext:value-type="float">
            <text:p>0.0017146082</text:p>
          </table:table-cell>
          <table:table-cell office:value-type="float" office:value="0.000831986368358617" calcext:value-type="float">
            <text:p>0.0008319864</text:p>
          </table:table-cell>
          <table:table-cell office:value-type="float" office:value="0.0508936309099296" calcext:value-type="float">
            <text:p>0.0508936309</text:p>
          </table:table-cell>
          <table:table-cell office:value-type="float" office:value="0.0119196105561841" calcext:value-type="float">
            <text:p>0.0119196106</text:p>
          </table:table-cell>
          <table:table-cell office:value-type="float" office:value="0.0109442835378769" calcext:value-type="float">
            <text:p>0.0109442835</text:p>
          </table:table-cell>
          <table:table-cell/>
          <table:table-cell table:formula="of:=[.B54]+(2*[.C54])+[.D54]+(2*[.E54])+(2*[.F54])" office:value-type="float" office:value="0.1" calcext:value-type="float">
            <text:p>0.1</text:p>
          </table:table-cell>
          <table:table-cell table:formula="of:=[.A54]+[.D54]+[.E54]+(2*[.F54])" office:value-type="float" office:value="8" calcext:value-type="float">
            <text:p>8</text:p>
          </table:table-cell>
          <table:table-cell table:formula="of:=[.D54]+[.E54]+(2*[.F54])" office:value-type="float" office:value="0.0847018085418675" calcext:value-type="float">
            <text:p>0.0847018085</text:p>
          </table:table-cell>
          <table:table-cell table:formula="of:=([.J54]/[.I54])*100" office:value-type="float" office:value="1.05877260677334" calcext:value-type="float">
            <text:p>1.0587726068</text:p>
          </table:table-cell>
          <table:table-cell/>
          <table:table-cell table:formula="of:=[.J54]/[.H54]" office:value-type="float" office:value="0.847018085418674" calcext:value-type="float">
            <text:p>0.8470180854</text:p>
          </table:table-cell>
          <table:table-cell table:formula="of:=([.B54]+[.D54])/([.C54]+[.E54]+[.F54])" office:value-type="float" office:value="2.22014282856443" calcext:value-type="float">
            <text:p>2.2201428286</text:p>
          </table:table-cell>
          <table:table-cell table:formula="of:=([.B54]+[.D54])/(2*[.C54]+2*[.E54]+2*[.F54])" office:value-type="float" office:value="1.11007141428221" calcext:value-type="float">
            <text:p>1.1100714143</text:p>
          </table:table-cell>
          <table:table-cell table:formula="of:=([.B54]+[.D54])/([.B54]+(2*[.C54])+[.D54]+(2*[.E54])+(2*[.F54]))" office:value-type="float" office:value="0.526082390751608" calcext:value-type="float">
            <text:p>0.5260823908</text:p>
          </table:table-cell>
          <table:table-cell table:formula="of:=[.D54]/([.B54]+[.D54])" office:value-type="float" office:value="0.967407991687734" calcext:value-type="float">
            <text:p>0.9674079917</text:p>
          </table:table-cell>
          <table:table-cell table:formula="of:=([.E54]+(2*[.F54]))/(2*([.C54]+[.E54]+[.F54]))" office:value-type="float" office:value="0.713376691901274" calcext:value-type="float">
            <text:p>0.7133766919</text:p>
          </table:table-cell>
          <table:table-cell table:formula="of:=([.P54]*[.Q54])+((1-[.P54])*[.R54])" office:value-type="float" office:value="0.847018085418674" calcext:value-type="float">
            <text:p>0.8470180854</text:p>
          </table:table-cell>
          <table:table-cell table:formula="of:=[.S54]=[.M54]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.9129051324258" calcext:value-type="float">
            <text:p>9.9129051324</text:p>
          </table:table-cell>
          <table:table-cell office:value-type="float" office:value="0.00142616550267097" calcext:value-type="float">
            <text:p>0.0014261655</text:p>
          </table:table-cell>
          <table:table-cell office:value-type="float" office:value="0.000575607295605475" calcext:value-type="float">
            <text:p>0.0005756073</text:p>
          </table:table-cell>
          <table:table-cell office:value-type="float" office:value="0.0530154124916839" calcext:value-type="float">
            <text:p>0.0530154125</text:p>
          </table:table-cell>
          <table:table-cell office:value-type="float" office:value="0.0103277523319133" calcext:value-type="float">
            <text:p>0.0103277523</text:p>
          </table:table-cell>
          <table:table-cell office:value-type="float" office:value="0.0118758513753038" calcext:value-type="float">
            <text:p>0.0118758514</text:p>
          </table:table-cell>
          <table:table-cell/>
          <table:table-cell table:formula="of:=[.B55]+(2*[.C55])+[.D55]+(2*[.E55])+(2*[.F55])" office:value-type="float" office:value="0.1" calcext:value-type="float">
            <text:p>0.1</text:p>
          </table:table-cell>
          <table:table-cell table:formula="of:=[.A55]+[.D55]+[.E55]+(2*[.F55])" office:value-type="float" office:value="10" calcext:value-type="float">
            <text:p>10</text:p>
          </table:table-cell>
          <table:table-cell table:formula="of:=[.D55]+[.E55]+(2*[.F55])" office:value-type="float" office:value="0.0870948675742048" calcext:value-type="float">
            <text:p>0.0870948676</text:p>
          </table:table-cell>
          <table:table-cell table:formula="of:=([.J55]/[.I55])*100" office:value-type="float" office:value="0.870948675742048" calcext:value-type="float">
            <text:p>0.8709486757</text:p>
          </table:table-cell>
          <table:table-cell/>
          <table:table-cell table:formula="of:=[.J55]/[.H55]" office:value-type="float" office:value="0.870948675742048" calcext:value-type="float">
            <text:p>0.8709486757</text:p>
          </table:table-cell>
          <table:table-cell table:formula="of:=([.B55]+[.D55])/([.C55]+[.E55]+[.F55])" office:value-type="float" office:value="2.38996767656303" calcext:value-type="float">
            <text:p>2.3899676766</text:p>
          </table:table-cell>
          <table:table-cell table:formula="of:=([.B55]+[.D55])/(2*[.C55]+2*[.E55]+2*[.F55])" office:value-type="float" office:value="1.19498383828151" calcext:value-type="float">
            <text:p>1.1949838383</text:p>
          </table:table-cell>
          <table:table-cell table:formula="of:=([.B55]+[.D55])/([.B55]+(2*[.C55])+[.D55]+(2*[.E55])+(2*[.F55]))" office:value-type="float" office:value="0.544415779943549" calcext:value-type="float">
            <text:p>0.5444157799</text:p>
          </table:table-cell>
          <table:table-cell table:formula="of:=[.D55]/([.B55]+[.D55])" office:value-type="float" office:value="0.973803744211477" calcext:value-type="float">
            <text:p>0.9738037442</text:p>
          </table:table-cell>
          <table:table-cell table:formula="of:=([.E55]+(2*[.F55]))/(2*([.C55]+[.E55]+[.F55]))" office:value-type="float" office:value="0.748038531235742" calcext:value-type="float">
            <text:p>0.7480385312</text:p>
          </table:table-cell>
          <table:table-cell table:formula="of:=([.P55]*[.Q55])+((1-[.P55])*[.R55])" office:value-type="float" office:value="0.870948675742048" calcext:value-type="float">
            <text:p>0.8709486757</text:p>
          </table:table-cell>
          <table:table-cell table:formula="of:=[.S55]=[.M55]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17:39:56.6564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57:01.312596000</meta:creation-date>
    <dc:date>2016-02-28T17:26:31.708798000</dc:date>
    <meta:editing-duration>PT42S</meta:editing-duration>
    <meta:editing-cycles>1</meta:editing-cycles>
    <meta:generator>LibreOffice/5.1.0.3$MacOSX_X86_64 LibreOffice_project/5e3e00a007d9b3b6efb6797a8b8e57b51ab1f737</meta:generator>
    <meta:document-statistic meta:table-count="1" meta:cell-count="882" meta:object-count="0"/>
  </office:meta>
</office:document-meta>
</file>